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0437in"/>
    </style:style>
    <style:style style:name="co10" style:family="table-column">
      <style:table-column-properties fo:break-before="auto" style:column-width="2.0953in"/>
    </style:style>
    <style:style style:name="co11" style:family="table-column">
      <style:table-column-properties fo:break-before="auto" style:column-width="2.3535in"/>
    </style:style>
    <style:style style:name="co12" style:family="table-column">
      <style:table-column-properties fo:break-before="auto" style:column-width="1.9484in"/>
    </style:style>
    <style:style style:name="co13" style:family="table-column">
      <style:table-column-properties fo:break-before="auto" style:column-width="1.9311in"/>
    </style:style>
    <style:style style:name="co14" style:family="table-column">
      <style:table-column-properties fo:break-before="auto" style:column-width="1.6209in"/>
    </style:style>
    <style:style style:name="co15" style:family="table-column">
      <style:table-column-properties fo:break-before="auto" style:column-width="1.5917in"/>
    </style:style>
    <style:style style:name="co16" style:family="table-column">
      <style:table-column-properties fo:break-before="auto" style:column-width="3in"/>
    </style:style>
    <style:style style:name="co17" style:family="table-column">
      <style:table-column-properties fo:break-before="auto" style:column-width="1.1984in"/>
    </style:style>
    <style:style style:name="co18" style:family="table-column">
      <style:table-column-properties fo:break-before="auto" style:column-width="1.1957in"/>
    </style:style>
    <style:style style:name="co19" style:family="table-column">
      <style:table-column-properties fo:break-before="auto" style:column-width="0.9138in"/>
    </style:style>
    <style:style style:name="co20" style:family="table-column">
      <style:table-column-properties fo:break-before="auto" style:column-width="1.3535in"/>
    </style:style>
    <style:style style:name="co21" style:family="table-column">
      <style:table-column-properties fo:break-before="auto" style:column-width="1.0953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1.3626in"/>
    </style:style>
    <style:style style:name="co24" style:family="table-column">
      <style:table-column-properties fo:break-before="auto" style:column-width="1.3472in"/>
    </style:style>
    <style:style style:name="co25" style:family="table-column">
      <style:table-column-properties fo:break-before="auto" style:column-width="0.9571in"/>
    </style:style>
    <style:style style:name="co26" style:family="table-column">
      <style:table-column-properties fo:break-before="auto" style:column-width="1.3965in"/>
    </style:style>
    <style:style style:name="co27" style:family="table-column">
      <style:table-column-properties fo:break-before="auto" style:column-width="1.3709in"/>
    </style:style>
    <style:style style:name="co28" style:family="table-column">
      <style:table-column-properties fo:break-before="auto" style:column-width="1.1146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5953in"/>
    </style:style>
    <style:style style:name="co32" style:family="table-column">
      <style:table-column-properties fo:break-before="auto" style:column-width="5.0854in"/>
    </style:style>
    <style:style style:name="co33" style:family="table-column">
      <style:table-column-properties fo:break-before="auto" style:column-width="0.9016in"/>
    </style:style>
    <style:style style:name="co34" style:family="table-column">
      <style:table-column-properties fo:break-before="auto" style:column-width="3.0591in"/>
    </style:style>
    <style:style style:name="co35" style:family="table-column">
      <style:table-column-properties fo:break-before="auto" style:column-width="0.7311in"/>
    </style:style>
    <style:style style:name="co36" style:family="table-column">
      <style:table-column-properties fo:break-before="auto" style:column-width="1.0366in"/>
    </style:style>
    <style:style style:name="co37" style:family="table-column">
      <style:table-column-properties fo:break-before="auto" style:column-width="0.7654in"/>
    </style:style>
    <style:style style:name="co38" style:family="table-column">
      <style:table-column-properties fo:break-before="auto" style:column-width="0.7417in"/>
    </style:style>
    <style:style style:name="co39" style:family="table-column">
      <style:table-column-properties fo:break-before="auto" style:column-width="0.5701in"/>
    </style:style>
    <style:style style:name="co40" style:family="table-column">
      <style:table-column-properties fo:break-before="auto" style:column-width="1.3799in"/>
    </style:style>
    <style:style style:name="co41" style:family="table-column">
      <style:table-column-properties fo:break-before="auto" style:column-width="4.3543in"/>
    </style:style>
    <style:style style:name="co42" style:family="table-column">
      <style:table-column-properties fo:break-before="auto" style:column-width="0.7in"/>
    </style:style>
    <style:style style:name="co43" style:family="table-column">
      <style:table-column-properties fo:break-before="auto" style:column-width="0.8453in"/>
    </style:style>
    <style:style style:name="co44" style:family="table-column">
      <style:table-column-properties fo:break-before="auto" style:column-width="0.9228in"/>
    </style:style>
    <style:style style:name="co45" style:family="table-column">
      <style:table-column-properties fo:break-before="auto" style:column-width="1.4138in"/>
    </style:style>
    <style:style style:name="co46" style:family="table-column">
      <style:table-column-properties fo:break-before="auto" style:column-width="3.9126in"/>
    </style:style>
    <style:style style:name="co47" style:family="table-column">
      <style:table-column-properties fo:break-before="auto" style:column-width="0.9484in"/>
    </style:style>
    <style:style style:name="co48" style:family="table-column">
      <style:table-column-properties fo:break-before="auto" style:column-width="1.0346in"/>
    </style:style>
    <style:style style:name="co49" style:family="table-column">
      <style:table-column-properties fo:break-before="auto" style:column-width="3.8362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ro4" style:family="table-row">
      <style:table-row-properties style:row-height="1.1626in" fo:break-before="auto" style:use-optimal-row-height="true"/>
    </style:style>
    <style:style style:name="ro5" style:family="table-row">
      <style:table-row-properties style:row-height="0.5272in" fo:break-before="auto" style:use-optimal-row-height="true"/>
    </style:style>
    <style:style style:name="ro6" style:family="table-row">
      <style:table-row-properties style:row-height="0.3681in" fo:break-before="auto" style:use-optimal-row-height="true"/>
    </style:style>
    <style:style style:name="ro7" style:family="table-row">
      <style:table-row-properties style:row-height="0.6854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0.0008in solid #000000" fo:border-left="0.0008in solid #000000" fo:border-right="none" fo:border-top="0.0008in solid #000000"/>
      <style:text-properties fo:font-size="10pt" style:font-size-asian="10pt" style:font-size-complex="10pt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  <style:text-properties fo:font-size="10pt" style:font-size-asian="10pt" style:font-size-complex="10pt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  <style:text-properties fo:font-size="10pt" style:font-size-asian="10pt" style:font-size-complex="10pt"/>
    </style:style>
    <style:style style:name="ce4" style:family="table-cell" style:parent-style-name="Excel_20_Built-in_20_Normal">
      <style:text-properties fo:font-size="10pt" style:font-size-asian="10pt" style:font-size-complex="10pt"/>
    </style:style>
    <style:style style:name="ce5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0.0102in solid #00000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Excel_20_Built-in_20_Normal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Excel_20_Built-in_20_Normal">
      <style:table-cell-properties fo:border-bottom="0.0008in solid #000000" fo:border-left="none" fo:border-right="none" fo:border-top="0.0008in solid #000000"/>
      <style:text-properties fo:font-size="10pt" style:font-size-asian="10pt" style:font-size-complex="10pt"/>
    </style:style>
    <style:style style:name="ce11" style:family="table-cell" style:parent-style-name="Excel_20_Built-in_20_Normal">
      <style:table-cell-properties fo:border="none"/>
      <style:text-properties fo:font-size="10pt" style:font-size-asian="10pt" style:font-size-complex="10pt"/>
    </style:style>
    <style:style style:name="ce12" style:family="table-cell" style:parent-style-name="Excel_20_Built-in_20_Normal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13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Excel_20_Built-in_20_Normal">
      <style:table-cell-properties fo:border-bottom="0.0008in solid #000000" fo:border-left="none" fo:border-right="0.0008in solid #000000" fo:border-top="0.0008in solid #000000"/>
      <style:text-properties fo:font-size="10pt" style:font-size-asian="10pt" style:font-size-complex="10pt"/>
    </style:style>
    <style:style style:name="ce17" style:family="table-cell" style:parent-style-name="Excel_20_Built-in_20_Normal">
      <style:table-cell-properties fo:border-bottom="none" fo:border-left="none" fo:border-right="0.0008in solid #000000" fo:border-top="none"/>
      <style:text-properties fo:font-size="10pt" style:font-size-asian="10pt" style:font-size-complex="10pt"/>
    </style:style>
    <style:style style:name="ce18" style:family="table-cell" style:parent-style-name="Excel_20_Built-in_20_Normal">
      <style:table-cell-properties fo:border-bottom="0.0008in solid #000000" fo:border-left="none" fo:border-right="0.0008in solid #000000" fo:border-top="none"/>
      <style:text-properties fo:font-size="10pt" style:font-size-asian="10pt" style:font-size-complex="10pt"/>
    </style:style>
    <style:style style:name="ce19" style:family="table-cell" style:parent-style-name="Excel_20_Built-in_20_Normal">
      <style:table-cell-properties fo:border-bottom="none" fo:border-left="none" fo:border-right="none" fo:border-top="0.0102in solid #000000"/>
      <style:text-properties fo:font-size="10pt" style:font-size-asian="10pt" style:font-size-complex="10pt"/>
    </style:style>
    <style:style style:name="ce20" style:family="table-cell" style:parent-style-name="Excel_20_Built-in_20_Normal">
      <style:table-cell-properties fo:border-bottom="0.0102in solid #000000" fo:border-left="none" fo:border-right="none" fo:border-top="none"/>
      <style:text-properties fo:font-size="10pt" style:font-size-asian="10pt" style:font-size-complex="10pt"/>
    </style:style>
    <style:style style:name="ce21" style:family="table-cell" style:parent-style-name="Excel_20_Built-in_20_Normal">
      <style:table-cell-properties fo:border-bottom="none" fo:border-left="0.0008in solid #000000" fo:border-right="none" fo:border-top="0.0008in solid #000000"/>
      <style:text-properties fo:font-size="10pt" style:font-size-asian="10pt" style:font-size-complex="10pt"/>
    </style:style>
    <style:style style:name="ce22" style:family="table-cell" style:parent-style-name="Excel_20_Built-in_20_Normal">
      <style:table-cell-properties fo:border-bottom="none" fo:border-left="none" fo:border-right="none" fo:border-top="0.0008in solid #000000"/>
      <style:text-properties fo:font-size="10pt" style:font-size-asian="10pt" style:font-size-complex="10pt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Excel_20_Built-in_20_Normal">
      <style:table-cell-properties fo:border-bottom="none" style:text-align-source="fix" style:repeat-content="false" fo:border-left="none" fo:border-right="none" fo:border-top="0.0102in solid #000000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Excel_20_Built-in_20_Normal">
      <style:table-cell-properties fo:border-bottom="0.0102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Excel_20_Built-in_20_Normal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27" style:family="table-cell" style:parent-style-name="Excel_20_Built-in_20_Normal">
      <style:table-cell-properties style:text-align-source="fix" style:repeat-content="false" fo:border="none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Excel_20_Built-in_20_Normal" style:data-style-name="N84">
      <style:table-cell-properties fo:border-bottom="none" fo:border-left="none" fo:border-right="0.0102in solid #000000" fo:border-top="none"/>
      <style:text-properties fo:font-size="10pt" style:font-size-asian="10pt" style:font-size-complex="10pt"/>
    </style:style>
    <style:style style:name="ce29" style:family="table-cell" style:parent-style-name="Excel_20_Built-in_20_Normal">
      <style:table-cell-properties fo:border-bottom="none" fo:border-left="0.0102in solid #000000" fo:border-right="none" fo:border-top="none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Excel_20_Built-in_20_Normal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Excel_20_Built-in_20_Normal">
      <style:table-cell-properties fo:border-bottom="none" fo:border-left="none" fo:border-right="0.0008in solid #000000" fo:border-top="0.0008in solid #000000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fo:border-left="0.0008in solid #000000" fo:border-right="none" fo:border-top="none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0008in solid #000000" fo:border-left="0.0008in solid #000000" fo:border-right="none" fo:border-top="none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none" fo:border-left="none" fo:border-right="0.0008in solid #000000" fo:border-top="non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008in solid #000000" fo:border-left="none" fo:border-right="0.0008in solid #000000" fo:border-top="none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2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number-columns-repeated="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226" table:default-cell-style-name="ce4"/>
        <table:table-column table:style-name="co30" table:number-columns-repeated="768" table:default-cell-style-name="ce30"/>
        <table:table-row table:style-name="ro1">
          <table:table-cell table:style-name="ce1" office:value-type="string">
            <text:p>Reference Parameters</text:p>
          </table:table-cell>
          <table:table-cell table:style-name="ce10"/>
          <table:table-cell table:style-name="ce16"/>
          <table:table-cell table:number-columns-repeated="6"/>
          <table:table-cell table:style-name="ce31"/>
          <table:table-cell table:style-name="ce30"/>
          <table:table-cell table:number-columns-repeated="1013"/>
        </table:table-row>
        <table:table-row table:style-name="ro2">
          <table:table-cell table:style-name="ce2" office:value-type="string">
            <text:p>email host</text:p>
          </table:table-cell>
          <table:table-cell table:style-name="ce11" office:value-type="string">
            <text:p>swiftconstructioncompany.net</text:p>
          </table:table-cell>
          <table:table-cell table:style-name="ce17"/>
          <table:table-cell table:number-columns-repeated="6"/>
          <table:table-cell table:style-name="ce31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11"/>
          <table:table-cell table:style-name="ce17"/>
          <table:table-cell table:number-columns-repeated="6"/>
          <table:table-cell table:style-name="ce31"/>
          <table:table-cell table:style-name="ce30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 table:style-name="ce18"/>
          <table:table-cell table:number-columns-repeated="6"/>
          <table:table-cell table:style-name="ce31"/>
          <table:table-cell table:style-name="ce3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ID</text:p>
          </table:table-cell>
          <table:table-cell table:style-name="ce5" office:value-type="string">
            <text:p>Status ID</text:p>
          </table:table-cell>
          <table:table-cell table:style-name="ce19" office:value-type="string">
            <text:p>PERSONAL</text:p>
          </table:table-cell>
          <table:table-cell table:style-name="ce19"/>
          <table:table-cell table:style-name="ce24"/>
          <table:table-cell table:style-name="ce19"/>
          <table:table-cell table:style-name="ce21" office:value-type="string">
            <text:p>AUTHENTICATION</text:p>
          </table:table-cell>
          <table:table-cell table:style-name="ce22" table:number-columns-repeated="2"/>
          <table:table-cell table:style-name="ce26"/>
          <table:table-cell table:style-name="ce33"/>
          <table:table-cell table:style-name="ce21" office:value-type="string">
            <text:p>EMPLOYER</text:p>
          </table:table-cell>
          <table:table-cell table:style-name="ce22" table:number-columns-repeated="12"/>
          <table:table-cell table:style-name="ce33"/>
          <table:table-cell table:style-name="ce21" office:value-type="string">
            <text:p>RESIDENCE</text:p>
          </table:table-cell>
          <table:table-cell table:style-name="ce22" table:number-columns-repeated="3"/>
          <table:table-cell table:style-name="ce33"/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6"/>
          <table:table-cell table:style-name="ce13" office:value-type="string">
            <office:annotation draw:style-name="gr1" draw:text-style-name="P1" svg:width="1.5146in" svg:height="0.8252in" svg:x="2.0496in" svg:y="1.0835in" draw:caption-point-x="-0.1894in" draw:caption-point-y="0.1165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20" office:value-type="string">
            <text:p>First Name</text:p>
          </table:table-cell>
          <table:table-cell table:style-name="ce20" office:value-type="string">
            <text:p>Last Name</text:p>
          </table:table-cell>
          <table:table-cell table:style-name="ce25" office:value-type="string">
            <text:p>Initials</text:p>
          </table:table-cell>
          <table:table-cell table:style-name="ce20" office:value-type="string">
            <text:p>Date of Birth</text:p>
          </table:table-cell>
          <table:table-cell table:style-name="ce3" office:value-type="string">
            <text:p>Username</text:p>
          </table:table-cell>
          <table:table-cell table:style-name="ce12" office:value-type="string">
            <text:p>Password</text:p>
          </table:table-cell>
          <table:table-cell table:style-name="ce12" office:value-type="string">
            <text:p>Password Hash</text:p>
          </table:table-cell>
          <table:table-cell table:style-name="ce32" office:value-type="string">
            <text:p>Profile ID</text:p>
          </table:table-cell>
          <table:table-cell table:style-name="ce18" office:value-type="string">
            <text:p>ProfileName</text:p>
          </table:table-cell>
          <table:table-cell table:style-name="ce3" office:value-type="string">
            <text:p>Company</text:p>
          </table:table-cell>
          <table:table-cell table:style-name="ce12" office:value-type="string">
            <text:p>Title</text:p>
          </table:table-cell>
          <table:table-cell table:style-name="ce12" office:value-type="string">
            <text:p>Email</text:p>
          </table:table-cell>
          <table:table-cell table:style-name="ce12" office:value-type="string">
            <text:p>Function Level</text:p>
          </table:table-cell>
          <table:table-cell table:style-name="ce12" office:value-type="string">
            <text:p>Department</text:p>
          </table:table-cell>
          <table:table-cell table:style-name="ce12" office:value-type="string">
            <text:p>Role</text:p>
          </table:table-cell>
          <table:table-cell table:style-name="ce12" office:value-type="string">
            <text:p>Supervisor</text:p>
          </table:table-cell>
          <table:table-cell table:style-name="ce12" office:value-type="string">
            <text:p>Work Address1</text:p>
          </table:table-cell>
          <table:table-cell table:style-name="ce12" office:value-type="string">
            <text:p>Work City</text:p>
          </table:table-cell>
          <table:table-cell table:style-name="ce12" office:value-type="string">
            <text:p>Work State</text:p>
          </table:table-cell>
          <table:table-cell table:style-name="ce12" office:value-type="string">
            <text:p>Work PostalCode</text:p>
          </table:table-cell>
          <table:table-cell table:style-name="ce12" office:value-type="string">
            <text:p>Work Country</text:p>
          </table:table-cell>
          <table:table-cell table:style-name="ce12" office:value-type="string">
            <text:p>Work Phone</text:p>
          </table:table-cell>
          <table:table-cell table:style-name="ce18" office:value-type="string">
            <text:p>Work Fax</text:p>
          </table:table-cell>
          <table:table-cell table:style-name="ce3" office:value-type="string">
            <text:p>Home Address1</text:p>
          </table:table-cell>
          <table:table-cell table:style-name="ce12" office:value-type="string">
            <text:p>Home City</text:p>
          </table:table-cell>
          <table:table-cell table:style-name="ce12" office:value-type="string">
            <text:p>Home State</text:p>
          </table:table-cell>
          <table:table-cell table:style-name="ce12" office:value-type="string">
            <text:p>Home PostalCode</text:p>
          </table:table-cell>
          <table:table-cell table:style-name="ce18" office:value-type="string">
            <text:p>Home Country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7" office:value-type="float" office:value="1">
            <office:annotation draw:style-name="gr2" draw:text-style-name="P2" svg:width="1.1413in" svg:height="0.4209in" svg:x="1.087in" svg:y="0.8154in" draw:caption-point-x="-0.2402in" draw:caption-point-y="0.5949in">
              <dc:creator>DRS</dc:creator>
              <dc:date>2015-04-07T00:00:00</dc:date>
              <text:p text:style-name="P2"><text:span text:style-name="T3">yii skeleton-app default user</text:span></text:p>
            </office:annotation>
            <text:p>1</text:p>
          </table:table-cell>
          <table:table-cell table:style-name="ce14" table:formula="of:=[person_status.$A$3]" office:value-type="float" office:value="2">
            <text:p>2</text:p>
          </table:table-cell>
          <table:table-cell table:style-name="ce21" office:value-type="string">
            <text:p>Admin</text:p>
          </table:table-cell>
          <table:table-cell table:style-name="ce22" office:value-type="string">
            <text:p>User</text:p>
          </table:table-cell>
          <table:table-cell table:style-name="ce26" office:value-type="string">
            <text:p>AD</text:p>
          </table:table-cell>
          <table:table-cell table:style-name="ce22"/>
          <table:table-cell table:style-name="ce21" office:value-type="string">
            <text:p>admin</text:p>
          </table:table-cell>
          <table:table-cell table:style-name="ce22" office:value-type="string">
            <text:p>admin</text:p>
          </table:table-cell>
          <table:table-cell table:style-name="ce22"/>
          <table:table-cell table:style-name="ce26" table:formula="of:=VLOOKUP([.K8];[person_profile.$B$2:.$D$10];3;0)" office:value-type="float" office:value="1">
            <text:p>1</text:p>
          </table:table-cell>
          <table:table-cell table:style-name="ce33" office:value-type="string">
            <text:p>Admin</text:p>
          </table:table-cell>
          <table:table-cell table:style-name="ce21"/>
          <table:table-cell table:style-name="ce22"/>
          <table:table-cell office:value-type="string">
            <text:p>tswift@swiftconstructioncompany.net</text:p>
          </table:table-cell>
          <table:table-cell table:style-name="ce22" table:number-columns-repeated="10"/>
          <table:table-cell table:style-name="ce33"/>
          <table:table-cell table:style-name="ce21"/>
          <table:table-cell table:style-name="ce22" table:number-columns-repeated="3"/>
          <table:table-cell table:style-name="ce33"/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8" office:value-type="float" office:value="2">
            <office:annotation draw:style-name="gr3" draw:text-style-name="P2" svg:width="1.3024in" svg:height="0.4209in" svg:x="1.087in" svg:y="1.0256in" draw:caption-point-x="-0.2402in" draw:caption-point-y="0.5949in">
              <dc:creator>DRS</dc:creator>
              <dc:date>2015-04-07T00:00:00</dc:date>
              <text:p text:style-name="P2"><text:span text:style-name="T3">Yii skeleton-app default user</text:span></text:p>
            </office:annotation>
            <text:p>2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Demo</text:p>
          </table:table-cell>
          <table:table-cell table:style-name="ce11" office:value-type="string">
            <text:p>User</text:p>
          </table:table-cell>
          <table:table-cell table:style-name="ce27" office:value-type="string">
            <text:p>DU</text:p>
          </table:table-cell>
          <table:table-cell table:style-name="ce11"/>
          <table:table-cell table:style-name="ce2" office:value-type="string">
            <text:p>demo</text:p>
          </table:table-cell>
          <table:table-cell table:style-name="ce11" office:value-type="string">
            <text:p>demo</text:p>
          </table:table-cell>
          <table:table-cell table:style-name="ce11"/>
          <table:table-cell table:style-name="ce27" table:formula="of:=VLOOKUP([.K9];[person_profile.$B$2:.$D$10];3;0)" office:value-type="float" office:value="2">
            <text:p>2</text:p>
          </table:table-cell>
          <table:table-cell table:style-name="ce17" office:value-type="string">
            <text:p>Demo</text:p>
          </table:table-cell>
          <table:table-cell table:style-name="ce2"/>
          <table:table-cell table:style-name="ce11"/>
          <table:table-cell office:value-type="string">
            <text:p>tswift@swiftconstructioncompany.net</text:p>
          </table:table-cell>
          <table:table-cell table:style-name="ce11" table:number-columns-repeated="10"/>
          <table:table-cell table:style-name="ce17"/>
          <table:table-cell table:style-name="ce2"/>
          <table:table-cell table:style-name="ce11" table:number-columns-repeated="3"/>
          <table:table-cell table:style-name="ce17"/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C10]);LEFT([.D10]))" office:value-type="string" office:string-value="BJ">
            <text:p>BJ</text:p>
          </table:table-cell>
          <table:table-cell table:style-name="ce28" office:value-type="date" office:date-value="1959-01-01">
            <text:p>1959-01-01</text:p>
          </table:table-cell>
          <table:table-cell table:style-name="ce2" office:value-type="string">
            <text:p>bjenks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0];[person_profile.$B$2:.$D$10];3;0)" office:value-type="float" office:value="3">
            <text:p>3</text:p>
          </table:table-cell>
          <table:table-cell table:style-name="ce17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G10];&quot;@&quot;;[.$B$2])" office:value-type="string" office:string-value="bjenks@swiftconstructioncompany.net">
            <text:p>bjenks@swiftconstructioncompany.net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C11]);LEFT([.D11]))" office:value-type="string" office:string-value="BS">
            <text:p>BS</text:p>
          </table:table-cell>
          <table:table-cell table:style-name="ce28" office:value-type="date" office:date-value="1939-02-01">
            <text:p>1939-02-01</text:p>
          </table:table-cell>
          <table:table-cell table:style-name="ce2" office:value-type="string">
            <text:p>bswift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1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G11];&quot;@&quot;;[.$B$2])" office:value-type="string" office:string-value="bswift@swiftconstructioncompany.net">
            <text:p>bswift@swiftconstructioncompany.net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C12]);LEFT([.D12]))" office:value-type="string" office:string-value="BA">
            <text:p>BA</text:p>
          </table:table-cell>
          <table:table-cell table:style-name="ce28" office:value-type="date" office:date-value="1959-03-01">
            <text:p>1959-03-01</text:p>
          </table:table-cell>
          <table:table-cell table:style-name="ce2" office:value-type="string">
            <text:p>barmstrong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2];[person_profile.$B$2:.$D$10];3;0)" office:value-type="float" office:value="3">
            <text:p>3</text:p>
          </table:table-cell>
          <table:table-cell table:style-name="ce17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G12];&quot;@&quot;;[.$B$2])" office:value-type="string" office:string-value="barmstrong@swiftconstructioncompany.net">
            <text:p>barmstrong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C13]);LEFT([.D13]))" office:value-type="string" office:string-value="FM">
            <text:p>FM</text:p>
          </table:table-cell>
          <table:table-cell table:style-name="ce28" office:value-type="date" office:date-value="1959-04-01">
            <text:p>1959-04-01</text:p>
          </table:table-cell>
          <table:table-cell table:style-name="ce2" office:value-type="string">
            <text:p>fmason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3];[person_profile.$B$2:.$D$10];3;0)" office:value-type="float" office:value="3">
            <text:p>3</text:p>
          </table:table-cell>
          <table:table-cell table:style-name="ce17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G13];&quot;@&quot;;[.$B$2])" office:value-type="string" office:string-value="fmason@swiftconstructioncompany.net">
            <text:p>fmason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C14]);LEFT([.D14]))" office:value-type="string" office:string-value="GJ">
            <text:p>GJ</text:p>
          </table:table-cell>
          <table:table-cell table:style-name="ce28" office:value-type="date" office:date-value="1959-05-01">
            <text:p>1959-05-01</text:p>
          </table:table-cell>
          <table:table-cell table:style-name="ce2" office:value-type="string">
            <text:p>gjackson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4];[person_profile.$B$2:.$D$10];3;0)" office:value-type="float" office:value="5">
            <text:p>5</text:p>
          </table:table-cell>
          <table:table-cell table:style-name="ce17" office:value-type="string">
            <text:p>MfgBuild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G14];&quot;@&quot;;[.$B$2])" office:value-type="string" office:string-value="gjackson@swiftconstructioncompany.net">
            <text:p>gjackson@swiftconstructioncompany.net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C15]);LEFT([.D15]))" office:value-type="string" office:string-value="HB">
            <text:p>HB</text:p>
          </table:table-cell>
          <table:table-cell table:style-name="ce28" office:value-type="date" office:date-value="1959-06-01">
            <text:p>1959-06-01</text:p>
          </table:table-cell>
          <table:table-cell table:style-name="ce2" office:value-type="string">
            <text:p>hbaldwin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5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G15];&quot;@&quot;;[.$B$2])" office:value-type="string" office:string-value="hbaldwin@swiftconstructioncompany.net">
            <text:p>hbaldwin@swiftconstructioncompany.net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C16]);LEFT([.D16]))" office:value-type="string" office:string-value="HR">
            <text:p>HR</text:p>
          </table:table-cell>
          <table:table-cell table:style-name="ce28" office:value-type="date" office:date-value="1959-07-01">
            <text:p>1959-07-01</text:p>
          </table:table-cell>
          <table:table-cell table:style-name="ce2" office:value-type="string">
            <text:p>hrandall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6];[person_profile.$B$2:.$D$10];3;0)" office:value-type="float" office:value="4">
            <text:p>4</text:p>
          </table:table-cell>
          <table:table-cell table:style-name="ce17" office:value-type="string">
            <text:p>Finance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G16];&quot;@&quot;;[.$B$2])" office:value-type="string" office:string-value="hrandall@swiftconstructioncompany.net">
            <text:p>hrandall@swiftconstructioncompany.net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C17]);LEFT([.D17]))" office:value-type="string" office:string-value="JW">
            <text:p>JW</text:p>
          </table:table-cell>
          <table:table-cell table:style-name="ce28" office:value-type="date" office:date-value="1959-08-01">
            <text:p>1959-08-01</text:p>
          </table:table-cell>
          <table:table-cell table:style-name="ce2" office:value-type="string">
            <text:p>jwood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7];[person_profile.$B$2:.$D$10];3;0)" office:value-type="float" office:value="8">
            <text:p>8</text:p>
          </table:table-cell>
          <table:table-cell table:style-name="ce17" office:value-type="string">
            <text:p>Sales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G17];&quot;@&quot;;[.$B$2])" office:value-type="string" office:string-value="jwood@swiftconstructioncompany.net">
            <text:p>jwood@swiftconstructioncompany.net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8" office:value-type="float" office:value="11">
            <text:p>11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C18]);LEFT([.D18]))" office:value-type="string" office:string-value="JP">
            <text:p>JP</text:p>
          </table:table-cell>
          <table:table-cell table:style-name="ce28" office:value-type="date" office:date-value="1959-09-01">
            <text:p>1959-09-01</text:p>
          </table:table-cell>
          <table:table-cell table:style-name="ce2" office:value-type="string">
            <text:p>jperiod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8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G18];&quot;@&quot;;[.$B$2])" office:value-type="string" office:string-value="jperiod@swiftconstructioncompany.net">
            <text:p>jperiod@swiftconstructioncompany.net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C19]);LEFT([.D19]))" office:value-type="string" office:string-value="JH">
            <text:p>JH</text:p>
          </table:table-cell>
          <table:table-cell table:style-name="ce28" office:value-type="date" office:date-value="1959-10-01">
            <text:p>1959-10-01</text:p>
          </table:table-cell>
          <table:table-cell table:style-name="ce2" office:value-type="string">
            <text:p>jhaddon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19];[person_profile.$B$2:.$D$10];3;0)" office:value-type="float" office:value="6">
            <text:p>6</text:p>
          </table:table-cell>
          <table:table-cell table:style-name="ce17" office:value-type="string">
            <text:p>PurchRcv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G19];&quot;@&quot;;[.$B$2])" office:value-type="string" office:string-value="jhaddon@swiftconstructioncompany.net">
            <text:p>jhaddon@swiftconstructioncompany.net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8" office:value-type="float" office:value="13">
            <text:p>13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C20]);LEFT([.D20]))" office:value-type="string" office:string-value="JM">
            <text:p>JM</text:p>
          </table:table-cell>
          <table:table-cell table:style-name="ce28" office:value-type="date" office:date-value="1959-11-01">
            <text:p>1959-11-01</text:p>
          </table:table-cell>
          <table:table-cell table:style-name="ce2" office:value-type="string">
            <text:p>jmorse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0];[person_profile.$B$2:.$D$10];3;0)" office:value-type="float" office:value="4">
            <text:p>4</text:p>
          </table:table-cell>
          <table:table-cell table:style-name="ce17" office:value-type="string">
            <text:p>Finance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G20];&quot;@&quot;;[.$B$2])" office:value-type="string" office:string-value="jmorse@swiftconstructioncompany.net">
            <text:p>jmorse@swiftconstructioncompany.net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C21]);LEFT([.D21]))" office:value-type="string" office:string-value="JS">
            <text:p>JS</text:p>
          </table:table-cell>
          <table:table-cell table:style-name="ce28" office:value-type="date" office:date-value="1959-12-01">
            <text:p>1959-12-01</text:p>
          </table:table-cell>
          <table:table-cell table:style-name="ce29" office:value-type="string">
            <text:p>jsharp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1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G21];&quot;@&quot;;[.$B$2])" office:value-type="string" office:string-value="jsharp@swiftconstructioncompany.net">
            <text:p>jsharp@swiftconstructioncompany.net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C22]);LEFT([.D22]))" office:value-type="string" office:string-value="MB">
            <text:p>MB</text:p>
          </table:table-cell>
          <table:table-cell table:style-name="ce28" office:value-type="date" office:date-value="1935-01-01">
            <text:p>1935-01-01</text:p>
          </table:table-cell>
          <table:table-cell table:style-name="ce29" office:value-type="string">
            <text:p>mbaggert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2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G22];&quot;@&quot;;[.$B$2])" office:value-type="string" office:string-value="mbaggert@swiftconstructioncompany.net">
            <text:p>mbaggert@swiftconstructioncompany.net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C23]);LEFT([.D23]))" office:value-type="string" office:string-value="MN">
            <text:p>MN</text:p>
          </table:table-cell>
          <table:table-cell table:style-name="ce28" office:value-type="date" office:date-value="1965-03-14">
            <text:p>1965-03-14</text:p>
          </table:table-cell>
          <table:table-cell table:style-name="ce29" office:value-type="string">
            <text:p>mnestor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3];[person_profile.$B$2:.$D$10];3;0)" office:value-type="float" office:value="1">
            <text:p>1</text:p>
          </table:table-cell>
          <table:table-cell table:style-name="ce17" office:value-type="string">
            <text:p>Admin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G23];&quot;@&quot;;[.$B$2])" office:value-type="string" office:string-value="mnestor@swiftconstructioncompany.net">
            <text:p>mnestor@swiftconstructioncompany.net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C24]);LEFT([.D24]))" office:value-type="string" office:string-value="MB">
            <text:p>MB</text:p>
          </table:table-cell>
          <table:table-cell table:style-name="ce28" office:value-type="date" office:date-value="1960-03-01">
            <text:p>1960-03-01</text:p>
          </table:table-cell>
          <table:table-cell table:style-name="ce29" office:value-type="string">
            <text:p>mblair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4];[person_profile.$B$2:.$D$10];3;0)" office:value-type="float" office:value="3">
            <text:p>3</text:p>
          </table:table-cell>
          <table:table-cell table:style-name="ce17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G24];&quot;@&quot;;[.$B$2])" office:value-type="string" office:string-value="mblair@swiftconstructioncompany.net">
            <text:p>mblair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>
          <table:table-cell table:style-name="ce9" office:value-type="float" office:value="18">
            <text:p>18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C25]);LEFT([.D25]))" office:value-type="string" office:string-value="MD">
            <text:p>MD</text:p>
          </table:table-cell>
          <table:table-cell table:style-name="ce28" office:value-type="date" office:date-value="1960-04-01">
            <text:p>1960-04-01</text:p>
          </table:table-cell>
          <table:table-cell table:style-name="ce29" office:value-type="string">
            <text:p>mdelazes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5];[person_profile.$B$2:.$D$10];3;0)" office:value-type="float" office:value="7">
            <text:p>7</text:p>
          </table:table-cell>
          <table:table-cell table:style-name="ce17" office:value-type="string">
            <text:p>RelCtrl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G25];&quot;@&quot;;[.$B$2])" office:value-type="string" office:string-value="mdelazes@swiftconstructioncompany.net">
            <text:p>mdelazes@swiftconstructioncompany.net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C26]);LEFT([.D26]))" office:value-type="string" office:string-value="NN">
            <text:p>NN</text:p>
          </table:table-cell>
          <table:table-cell table:style-name="ce28" office:value-type="date" office:date-value="1960-05-01">
            <text:p>1960-05-01</text:p>
          </table:table-cell>
          <table:table-cell table:style-name="ce29" office:value-type="string">
            <text:p>nnewton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6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G26];&quot;@&quot;;[.$B$2])" office:value-type="string" office:string-value="nnewton@swiftconstructioncompany.net">
            <text:p>nnewton@swiftconstructioncompany.net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C27]);LEFT([.D27]))" office:value-type="string" office:string-value="RS">
            <text:p>RS</text:p>
          </table:table-cell>
          <table:table-cell table:style-name="ce28" office:value-type="date" office:date-value="1937-06-01">
            <text:p>1937-06-01</text:p>
          </table:table-cell>
          <table:table-cell table:style-name="ce29" office:value-type="string">
            <text:p>rsampson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7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G27];&quot;@&quot;;[.$B$2])" office:value-type="string" office:string-value="rsampson@swiftconstructioncompany.net">
            <text:p>rsampson@swiftconstructioncompany.net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>
          <table:table-cell table:style-name="ce9" office:value-type="float" office:value="21">
            <text:p>21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C28]);LEFT([.D28]))" office:value-type="string" office:string-value="SM">
            <text:p>SM</text:p>
          </table:table-cell>
          <table:table-cell table:style-name="ce28" office:value-type="date" office:date-value="1960-07-01">
            <text:p>1960-07-01</text:p>
          </table:table-cell>
          <table:table-cell table:style-name="ce29" office:value-type="string">
            <text:p>smalloy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8];[person_profile.$B$2:.$D$10];3;0)" office:value-type="float" office:value="6">
            <text:p>6</text:p>
          </table:table-cell>
          <table:table-cell table:style-name="ce17" office:value-type="string">
            <text:p>PurchRcv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G28];&quot;@&quot;;[.$B$2])" office:value-type="string" office:string-value="smalloy@swiftconstructioncompany.net">
            <text:p>smalloy@swiftconstructioncompany.net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C29]);LEFT([.D29]))" office:value-type="string" office:string-value="TS">
            <text:p>TS</text:p>
          </table:table-cell>
          <table:table-cell table:style-name="ce28" office:value-type="date" office:date-value="1959-11-25">
            <text:p>1959-11-25</text:p>
          </table:table-cell>
          <table:table-cell table:style-name="ce29" office:value-type="string">
            <text:p>tswift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29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G29];&quot;@&quot;;[.$B$2])" office:value-type="string" office:string-value="tswift@swiftconstructioncompany.net">
            <text:p>tswift@swiftconstructioncompany.net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C30]);LEFT([.D30]))" office:value-type="string" office:string-value="WD">
            <text:p>WD</text:p>
          </table:table-cell>
          <table:table-cell table:style-name="ce28" office:value-type="date" office:date-value="1960-09-01">
            <text:p>1960-09-01</text:p>
          </table:table-cell>
          <table:table-cell table:style-name="ce29" office:value-type="string">
            <text:p>wdamon</text:p>
          </table:table-cell>
          <table:table-cell office:value-type="string">
            <text:p>appleton</text:p>
          </table:table-cell>
          <table:table-cell table:style-name="ce30" office:value-type="string">
            <text:p>{SSHA}cAvUmw90CDKPDmPlym92Ym/GGDEdgvWU</text:p>
          </table:table-cell>
          <table:table-cell table:style-name="ce27" table:formula="of:=VLOOKUP([.K30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G30];&quot;@&quot;;[.$B$2])" office:value-type="string" office:string-value="wdamon@swiftconstructioncompany.net">
            <text:p>wdamon@swiftconstructioncompany.net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>
          <table:table-cell table:style-name="ce9" office:value-type="float" office:value="24">
            <text:p>24</text:p>
          </table:table-cell>
          <table:table-cell table:style-name="ce15" table:formula="of:=[person_status.$A$3]" office:value-type="float" office:value="2">
            <text:p>2</text:p>
          </table:table-cell>
          <table:table-cell table:style-name="ce2" office:value-type="string">
            <text:p>William</text:p>
          </table:table-cell>
          <table:table-cell table:style-name="ce11" office:value-type="string">
            <text:p>Crawford</text:p>
          </table:table-cell>
          <table:table-cell table:style-name="ce27" table:formula="of:=CONCATENATE(LEFT([.C31]);LEFT([.D31]))" office:value-type="string" office:string-value="WC">
            <text:p>WC</text:p>
          </table:table-cell>
          <table:table-cell table:style-name="ce28" office:value-type="date" office:date-value="1960-10-01">
            <text:p>1960-10-01</text:p>
          </table:table-cell>
          <table:table-cell table:style-name="ce29" office:value-type="string">
            <text:p>wcrawford</text:p>
          </table:table-cell>
          <table:table-cell table:style-name="ce11" office:value-type="string">
            <text:p>appleton</text:p>
          </table:table-cell>
          <table:table-cell table:style-name="ce11" office:value-type="string">
            <text:p>{SSHA}cAvUmw90CDKPDmPlym92Ym/GGDEdgvWU</text:p>
          </table:table-cell>
          <table:table-cell table:style-name="ce27" table:formula="of:=VLOOKUP([.K31];[person_profile.$B$2:.$D$10];3;0)" office:value-type="float" office:value="9">
            <text:p>9</text:p>
          </table:table-cell>
          <table:table-cell table:style-name="ce17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table:style-name="ce11" office:value-type="string">
            <text:p>Director, Legal</text:p>
          </table:table-cell>
          <table:table-cell table:style-name="ce11" table:formula="of:=CONCATENATE([.G31];&quot;@&quot;;[.$B$2])" office:value-type="string" office:string-value="wcrawford@swiftconstructioncompany.net">
            <text:p>wcrawford@swiftconstructioncompany.net</text:p>
          </table:table-cell>
          <table:table-cell table:style-name="ce11" office:value-type="string">
            <text:p>Management 11</text:p>
          </table:table-cell>
          <table:table-cell table:style-name="ce11" office:value-type="string">
            <text:p>Legal</text:p>
          </table:table-cell>
          <table:table-cell table:style-name="ce11" office:value-type="string">
            <text:p>Manager</text:p>
          </table:table-cell>
          <table:table-cell table:style-name="ce11" office:value-type="string">
            <text:p>Barton Swift</text:p>
          </table:table-cell>
          <table:table-cell table:style-name="ce11" office:value-type="string">
            <text:p>1 Swift Way</text:p>
          </table:table-cell>
          <table:table-cell table:style-name="ce11" office:value-type="string">
            <text:p>Shopton</text:p>
          </table:table-cell>
          <table:table-cell table:style-name="ce11" office:value-type="string">
            <text:p>NY</text:p>
          </table:table-cell>
          <table:table-cell table:style-name="ce11"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style-name="ce11" office:value-type="string">
            <text:p>1-315-123-4567</text:p>
          </table:table-cell>
          <table:table-cell table:style-name="ce17" office:value-type="string">
            <text:p>1-315-123-4568</text:p>
          </table:table-cell>
          <table:table-cell table:style-name="ce2" office:value-type="string">
            <text:p>#22 - 2 Swift Way</text:p>
          </table:table-cell>
          <table:table-cell table:style-name="ce11" office:value-type="string">
            <text:p>Shopton</text:p>
          </table:table-cell>
          <table:table-cell table:style-name="ce11" office:value-type="string">
            <text:p>NY</text:p>
          </table:table-cell>
          <table:table-cell table:style-name="ce11" office:value-type="float" office:value="13054">
            <text:p>13054</text:p>
          </table:table-cell>
          <table:table-cell table:style-name="ce17" office:value-type="string">
            <text:p>USA</text:p>
          </table:table-cell>
          <table:table-cell table:number-columns-repeated="226"/>
          <table:table-cell table:style-name="ce4"/>
          <table:table-cell table:number-columns-repeated="76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10"/>
          <table:table-cell table:style-name="ce30"/>
          <table:table-cell table:number-columns-repeated="1013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-system" table:style-name="ta2">
        <office:forms form:automatic-focus="false" form:apply-design-mode="false"/>
        <table:table-column table:style-name="co29" table:number-columns-repeated="6" table:default-cell-style-name="ce30"/>
        <table:table-column table:style-name="co31" table:default-cell-style-name="ce30"/>
        <table:table-column table:style-name="co29" table:number-columns-repeated="3" table:default-cell-style-name="ce30"/>
        <table:table-column table:style-name="co32" table:default-cell-style-name="ce30"/>
        <table:table-column table:style-name="co30" table:number-columns-repeated="1013" table:default-cell-style-name="ce30"/>
        <table:table-row table:style-name="ro3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  <table:table-cell table:number-columns-repeated="1013"/>
        </table:table-row>
        <table:table-row table:style-name="ro3">
          <table:table-cell table:formula="of:=[$master.G8]" office:value-type="string" office:string-value="admin">
            <text:p>admin</text:p>
          </table:table-cell>
          <table:table-cell table:number-columns-repeated="5"/>
          <table:table-cell table:formula="of:=CONCATENATE([$master.C8];&quot; &quot;;[$master.D8];&quot;, &quot;;[$master.M8])" office:value-type="string" office:string-value="Admin User, ">
            <text:p>Admin User, </text:p>
          </table:table-cell>
          <table:table-cell/>
          <table:table-cell office:value-type="string">
            <text:p>tcsh</text:p>
          </table:table-cell>
          <table:table-cell table:formula="of:=[$master.H8]" office:value-type="string" office:string-value="admin">
            <text:p>admi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admin::::::Admin User, ::tcsh:admin">
            <text:p>admin::::::Admin User, ::tcsh:admin</text:p>
          </table:table-cell>
          <table:table-cell table:number-columns-repeated="1013"/>
        </table:table-row>
        <table:table-row table:style-name="ro3">
          <table:table-cell table:formula="of:=[$master.G9]" office:value-type="string" office:string-value="demo">
            <text:p>demo</text:p>
          </table:table-cell>
          <table:table-cell table:number-columns-repeated="5"/>
          <table:table-cell table:formula="of:=CONCATENATE([$master.C9];&quot; &quot;;[$master.D9];&quot;, &quot;;[$master.M9])" office:value-type="string" office:string-value="Demo User, ">
            <text:p>Demo User, </text:p>
          </table:table-cell>
          <table:table-cell/>
          <table:table-cell office:value-type="string">
            <text:p>tcsh</text:p>
          </table:table-cell>
          <table:table-cell table:formula="of:=[$master.H9]" office:value-type="string" office:string-value="demo">
            <text:p>demo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demo::::::Demo User, ::tcsh:demo">
            <text:p>demo::::::Demo User, ::tcsh:demo</text:p>
          </table:table-cell>
          <table:table-cell table:number-columns-repeated="1013"/>
        </table:table-row>
        <table:table-row table:style-name="ro3">
          <table:table-cell table:formula="of:=[$master.G10]" office:value-type="string" office:string-value="bjenks">
            <text:p>bjenks</text:p>
          </table:table-cell>
          <table:table-cell table:number-columns-repeated="5"/>
          <table:table-cell table:formula="of:=CONCATENATE([$master.C10];&quot; &quot;;[$master.D10];&quot;, &quot;;[$master.M10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H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jenks::::::Barcoe Jenks, Electronics Engineer::tcsh:appleton">
            <text:p>bjenks::::::Barcoe Jenks, Electronics Engineer::tcsh:appleton</text:p>
          </table:table-cell>
          <table:table-cell table:number-columns-repeated="1013"/>
        </table:table-row>
        <table:table-row table:style-name="ro3">
          <table:table-cell table:formula="of:=[$master.G11]" office:value-type="string" office:string-value="bswift">
            <text:p>bswift</text:p>
          </table:table-cell>
          <table:table-cell table:number-columns-repeated="5"/>
          <table:table-cell table:formula="of:=CONCATENATE([$master.C11];&quot; &quot;;[$master.D11];&quot;, &quot;;[$master.M11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H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bswift::::::Barton Swift, President::tcsh:appleton">
            <text:p>bswift::::::Barton Swift, President::tcsh:appleton</text:p>
          </table:table-cell>
          <table:table-cell table:number-columns-repeated="1013"/>
        </table:table-row>
        <table:table-row table:style-name="ro3">
          <table:table-cell table:formula="of:=[$master.G12]" office:value-type="string" office:string-value="barmstrong">
            <text:p>barmstrong</text:p>
          </table:table-cell>
          <table:table-cell table:number-columns-repeated="5"/>
          <table:table-cell table:formula="of:=CONCATENATE([$master.C12];&quot; &quot;;[$master.D12];&quot;, &quot;;[$master.M12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H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barmstrong::::::Bub Armstrong, Mechanical Engineer::tcsh:appleton">
            <text:p>barmstrong::::::Bub Armstrong, Mechanical Engineer::tcsh:appleton</text:p>
          </table:table-cell>
          <table:table-cell table:number-columns-repeated="1013"/>
        </table:table-row>
        <table:table-row table:style-name="ro3">
          <table:table-cell table:formula="of:=[$master.G13]" office:value-type="string" office:string-value="fmason">
            <text:p>fmason</text:p>
          </table:table-cell>
          <table:table-cell table:number-columns-repeated="5"/>
          <table:table-cell table:formula="of:=CONCATENATE([$master.C13];&quot; &quot;;[$master.D13];&quot;, &quot;;[$master.M13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H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fmason::::::Frank Mason, Engineering Project Coordinator::tcsh:appleton">
            <text:p>fmason::::::Frank Mason, Engineering Project Coordinator::tcsh:appleton</text:p>
          </table:table-cell>
          <table:table-cell table:number-columns-repeated="1013"/>
        </table:table-row>
        <table:table-row table:style-name="ro3">
          <table:table-cell table:formula="of:=[$master.G14]" office:value-type="string" office:string-value="gjackson">
            <text:p>gjackson</text:p>
          </table:table-cell>
          <table:table-cell table:number-columns-repeated="5"/>
          <table:table-cell table:formula="of:=CONCATENATE([$master.C14];&quot; &quot;;[$master.D14];&quot;, &quot;;[$master.M14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H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gjackson::::::Garret Jackson, Production Planner::tcsh:appleton">
            <text:p>gjackson::::::Garret Jackson, Production Planner::tcsh:appleton</text:p>
          </table:table-cell>
          <table:table-cell table:number-columns-repeated="1013"/>
        </table:table-row>
        <table:table-row table:style-name="ro3">
          <table:table-cell table:formula="of:=[$master.G15]" office:value-type="string" office:string-value="hbaldwin">
            <text:p>hbaldwin</text:p>
          </table:table-cell>
          <table:table-cell table:number-columns-repeated="5"/>
          <table:table-cell table:formula="of:=CONCATENATE([$master.C15];&quot; &quot;;[$master.D15];&quot;, &quot;;[$master.M15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H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hbaldwin::::::Hank Baldwin, Lead Hand::tcsh:appleton">
            <text:p>hbaldwin::::::Hank Baldwin, Lead Hand::tcsh:appleton</text:p>
          </table:table-cell>
          <table:table-cell table:number-columns-repeated="1013"/>
        </table:table-row>
        <table:table-row table:style-name="ro3">
          <table:table-cell table:formula="of:=[$master.G16]" office:value-type="string" office:string-value="hrandall">
            <text:p>hrandall</text:p>
          </table:table-cell>
          <table:table-cell table:number-columns-repeated="5"/>
          <table:table-cell table:formula="of:=CONCATENATE([$master.C16];&quot; &quot;;[$master.D16];&quot;, &quot;;[$master.M16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H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hrandall::::::Helen Randall, AP Clerk::tcsh:appleton">
            <text:p>hrandall::::::Helen Randall, AP Clerk::tcsh:appleton</text:p>
          </table:table-cell>
          <table:table-cell table:number-columns-repeated="1013"/>
        </table:table-row>
        <table:table-row table:style-name="ro3">
          <table:table-cell table:formula="of:=[$master.G17]" office:value-type="string" office:string-value="jwood">
            <text:p>jwood</text:p>
          </table:table-cell>
          <table:table-cell table:number-columns-repeated="5"/>
          <table:table-cell table:formula="of:=CONCATENATE([$master.C17];&quot; &quot;;[$master.D17];&quot;, &quot;;[$master.M17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H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wood::::::Jacab Wood, Sales Agent::tcsh:appleton">
            <text:p>jwood::::::Jacab Wood, Sales Agent::tcsh:appleton</text:p>
          </table:table-cell>
          <table:table-cell table:number-columns-repeated="1013"/>
        </table:table-row>
        <table:table-row table:style-name="ro3">
          <table:table-cell table:formula="of:=[$master.G18]" office:value-type="string" office:string-value="jperiod">
            <text:p>jperiod</text:p>
          </table:table-cell>
          <table:table-cell table:number-columns-repeated="5"/>
          <table:table-cell table:formula="of:=CONCATENATE([$master.C18];&quot; &quot;;[$master.D18];&quot;, &quot;;[$master.M18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H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period::::::James Period, Director, Sales &amp; Marketing::tcsh:appleton">
            <text:p>jperiod::::::James Period, Director, Sales &amp; Marketing::tcsh:appleton</text:p>
          </table:table-cell>
          <table:table-cell table:number-columns-repeated="1013"/>
        </table:table-row>
        <table:table-row table:style-name="ro3">
          <table:table-cell table:formula="of:=[$master.G19]" office:value-type="string" office:string-value="jhaddon">
            <text:p>jhaddon</text:p>
          </table:table-cell>
          <table:table-cell table:number-columns-repeated="5"/>
          <table:table-cell table:formula="of:=CONCATENATE([$master.C19];&quot; &quot;;[$master.D19];&quot;, &quot;;[$master.M19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H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haddon::::::Jennie Haddon, Buyer::tcsh:appleton">
            <text:p>jhaddon::::::Jennie Haddon, Buyer::tcsh:appleton</text:p>
          </table:table-cell>
          <table:table-cell table:number-columns-repeated="1013"/>
        </table:table-row>
        <table:table-row table:style-name="ro3">
          <table:table-cell table:formula="of:=[$master.G20]" office:value-type="string" office:string-value="jmorse">
            <text:p>jmorse</text:p>
          </table:table-cell>
          <table:table-cell table:number-columns-repeated="5"/>
          <table:table-cell table:formula="of:=CONCATENATE([$master.C20];&quot; &quot;;[$master.D20];&quot;, &quot;;[$master.M20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H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jmorse::::::Jennie Morse, AR Clerk::tcsh:appleton">
            <text:p>jmorse::::::Jennie Morse, AR Clerk::tcsh:appleton</text:p>
          </table:table-cell>
          <table:table-cell table:number-columns-repeated="1013"/>
        </table:table-row>
        <table:table-row table:style-name="ro3">
          <table:table-cell table:formula="of:=[$master.G21]" office:value-type="string" office:string-value="jsharp">
            <text:p>jsharp</text:p>
          </table:table-cell>
          <table:table-cell table:number-columns-repeated="5"/>
          <table:table-cell table:formula="of:=CONCATENATE([$master.C21];&quot; &quot;;[$master.D21];&quot;, &quot;;[$master.M21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H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jsharp::::::John Sharp, Director, Prod Mgmt::tcsh:appleton">
            <text:p>jsharp::::::John Sharp, Director, Prod Mgmt::tcsh:appleton</text:p>
          </table:table-cell>
          <table:table-cell table:number-columns-repeated="1013"/>
        </table:table-row>
        <table:table-row table:style-name="ro3">
          <table:table-cell table:formula="of:=[$master.G22]" office:value-type="string" office:string-value="mbaggert">
            <text:p>mbaggert</text:p>
          </table:table-cell>
          <table:table-cell table:number-columns-repeated="5"/>
          <table:table-cell table:formula="of:=CONCATENATE([$master.C22];&quot; &quot;;[$master.D22];&quot;, &quot;;[$master.M22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H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aggert::::::Martha Baggert, Director, Human Resources::tcsh:appleton">
            <text:p>mbaggert::::::Martha Baggert, Director, Human Resources::tcsh:appleton</text:p>
          </table:table-cell>
          <table:table-cell table:number-columns-repeated="1013"/>
        </table:table-row>
        <table:table-row table:style-name="ro3">
          <table:table-cell table:formula="of:=[$master.G23]" office:value-type="string" office:string-value="mnestor">
            <text:p>mnestor</text:p>
          </table:table-cell>
          <table:table-cell table:number-columns-repeated="5"/>
          <table:table-cell table:formula="of:=CONCATENATE([$master.C23];&quot; &quot;;[$master.D23];&quot;, &quot;;[$master.M23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H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nestor::::::Mary Nestor, Director, MIS-IT::tcsh:appleton">
            <text:p>mnestor::::::Mary Nestor, Director, MIS-IT::tcsh:appleton</text:p>
          </table:table-cell>
          <table:table-cell table:number-columns-repeated="1013"/>
        </table:table-row>
        <table:table-row table:style-name="ro3">
          <table:table-cell table:formula="of:=[$master.G24]" office:value-type="string" office:string-value="mblair">
            <text:p>mblair</text:p>
          </table:table-cell>
          <table:table-cell table:number-columns-repeated="5"/>
          <table:table-cell table:formula="of:=CONCATENATE([$master.C24];&quot; &quot;;[$master.D24];&quot;, &quot;;[$master.M24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H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mblair::::::Minnie Blair, Software Engineer::tcsh:appleton">
            <text:p>mblair::::::Minnie Blair, Software Engineer::tcsh:appleton</text:p>
          </table:table-cell>
          <table:table-cell table:number-columns-repeated="1013"/>
        </table:table-row>
        <table:table-row table:style-name="ro3">
          <table:table-cell table:formula="of:=[$master.G25]" office:value-type="string" office:string-value="mdelazes">
            <text:p>mdelazes</text:p>
          </table:table-cell>
          <table:table-cell table:number-columns-repeated="5"/>
          <table:table-cell table:formula="of:=CONCATENATE([$master.C25];&quot; &quot;;[$master.D25];&quot;, &quot;;[$master.M25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H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mdelazes::::::Miquel DeLazes, Director, Manufacturing::tcsh:appleton">
            <text:p>mdelazes::::::Miquel DeLazes, Director, Manufacturing::tcsh:appleton</text:p>
          </table:table-cell>
          <table:table-cell table:number-columns-repeated="1013"/>
        </table:table-row>
        <table:table-row table:style-name="ro3">
          <table:table-cell table:formula="of:=[$master.G26]" office:value-type="string" office:string-value="nnewton">
            <text:p>nnewton</text:p>
          </table:table-cell>
          <table:table-cell table:number-columns-repeated="5"/>
          <table:table-cell table:formula="of:=CONCATENATE([$master.C26];&quot; &quot;;[$master.D26];&quot;, &quot;;[$master.M26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H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nnewton::::::Ned Newton, Chief Financial Officer::tcsh:appleton">
            <text:p>nnewton::::::Ned Newton, Chief Financial Officer::tcsh:appleton</text:p>
          </table:table-cell>
          <table:table-cell table:number-columns-repeated="1013"/>
        </table:table-row>
        <table:table-row table:style-name="ro3">
          <table:table-cell table:formula="of:=[$master.G27]" office:value-type="string" office:string-value="rsampson">
            <text:p>rsampson</text:p>
          </table:table-cell>
          <table:table-cell table:number-columns-repeated="5"/>
          <table:table-cell table:formula="of:=CONCATENATE([$master.C27];&quot; &quot;;[$master.D27];&quot;, &quot;;[$master.M27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H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rsampson::::::Rad Sampson, Director, Quality::tcsh:appleton">
            <text:p>rsampson::::::Rad Sampson, Director, Quality::tcsh:appleton</text:p>
          </table:table-cell>
          <table:table-cell table:number-columns-repeated="1013"/>
        </table:table-row>
        <table:table-row table:style-name="ro3">
          <table:table-cell table:formula="of:=[$master.G28]" office:value-type="string" office:string-value="smalloy">
            <text:p>smalloy</text:p>
          </table:table-cell>
          <table:table-cell table:number-columns-repeated="5"/>
          <table:table-cell table:formula="of:=CONCATENATE([$master.C28];&quot; &quot;;[$master.D28];&quot;, &quot;;[$master.M28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H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smalloy::::::Sarah Malloy, Receiver::tcsh:appleton">
            <text:p>smalloy::::::Sarah Malloy, Receiver::tcsh:appleton</text:p>
          </table:table-cell>
          <table:table-cell table:number-columns-repeated="1013"/>
        </table:table-row>
        <table:table-row table:style-name="ro3">
          <table:table-cell table:formula="of:=[$master.G29]" office:value-type="string" office:string-value="tswift">
            <text:p>tswift</text:p>
          </table:table-cell>
          <table:table-cell table:number-columns-repeated="5"/>
          <table:table-cell table:formula="of:=CONCATENATE([$master.C29];&quot; &quot;;[$master.D29];&quot;, &quot;;[$master.M29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H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tswift::::::Tom Swift, Director, Engineering::tcsh:appleton">
            <text:p>tswift::::::Tom Swift, Director, Engineering::tcsh:appleton</text:p>
          </table:table-cell>
          <table:table-cell table:number-columns-repeated="1013"/>
        </table:table-row>
        <table:table-row table:style-name="ro3">
          <table:table-cell table:formula="of:=[$master.G30]" office:value-type="string" office:string-value="wdamon">
            <text:p>wdamon</text:p>
          </table:table-cell>
          <table:table-cell table:number-columns-repeated="5"/>
          <table:table-cell table:formula="of:=CONCATENATE([$master.C30];&quot; &quot;;[$master.D30];&quot;, &quot;;[$master.M30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H30]" office:value-type="string" office:string-value="appleton">
            <text:p>appleton</text:p>
          </table:table-cell>
          <table:table-cell table:formula="of:=CONCATENATE([.A24];&quot;:&quot;;[.B24];&quot;:&quot;;[.C24];&quot;:&quot;;[.D24];&quot;:&quot;;[.E24];&quot;:&quot;;[.F24];&quot;:&quot;;[.G24];&quot;:&quot;;[.H24];&quot;:&quot;;[.I24];&quot;:&quot;;[.J24])" office:value-type="string" office:string-value="wdamon::::::Wakefield Damon, Technical Writer::tcsh:appleton">
            <text:p>wdamon::::::Wakefield Damon, Technical Writer::tcsh:appleton</text:p>
          </table:table-cell>
          <table:table-cell table:number-columns-repeated="1013"/>
        </table:table-row>
        <table:table-row table:style-name="ro3">
          <table:table-cell table:formula="of:=[$master.G31]" office:value-type="string" office:string-value="wcrawford">
            <text:p>wcrawford</text:p>
          </table:table-cell>
          <table:table-cell table:number-columns-repeated="5"/>
          <table:table-cell table:formula="of:=CONCATENATE([$master.C31];&quot; &quot;;[$master.D31];&quot;, &quot;;[$master.M31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H31]" office:value-type="string" office:string-value="appleton">
            <text:p>appleton</text:p>
          </table:table-cell>
          <table:table-cell table:formula="of:=CONCATENATE([.A25];&quot;:&quot;;[.B25];&quot;:&quot;;[.C25];&quot;:&quot;;[.D25];&quot;:&quot;;[.E25];&quot;:&quot;;[.F25];&quot;:&quot;;[.G25];&quot;:&quot;;[.H25];&quot;:&quot;;[.I25];&quot;:&quot;;[.J25])" office:value-type="string" office:string-value="wcrawford::::::William Crawford, Director, Legal::tcsh:appleton">
            <text:p>wcrawford::::::William Crawford, Director, Legal::tcsh:appleton</text:p>
          </table:table-cell>
          <table:table-cell table:number-columns-repeated="1013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" table:style-name="ta3" table:print-ranges="person.B1:person.I25">
        <office:forms form:automatic-focus="false" form:apply-design-mode="false"/>
        <table:table-column table:style-name="co33" table:default-cell-style-name="ce30"/>
        <table:table-column table:style-name="co33" table:number-columns-repeated="2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number-columns-repeated="2" table:default-cell-style-name="ce4"/>
        <table:table-column table:style-name="co37" table:default-cell-style-name="ce23"/>
        <table:table-column table:style-name="co38" table:default-cell-style-name="ce23"/>
        <table:table-column table:style-name="co37" table:number-columns-repeated="230" table:default-cell-style-name="ce4"/>
        <table:table-column table:style-name="co30" table:number-columns-repeated="784" table:default-cell-style-name="ce30"/>
        <table:table-row table:style-name="ro3">
          <table:table-cell table:style-name="ce31"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table:style-name="ce23" office:value-type="string">
            <text:p>initial</text:p>
          </table:table-cell>
          <table:table-cell office:value-type="string">
            <text:p>status_id</text:p>
          </table:table-cell>
          <table:table-cell office:value-type="string">
            <text:p>profile_id</text:p>
          </table:table-cell>
          <table:table-cell table:number-columns-repeated="1014"/>
        </table:table-row>
        <table:table-row table:style-name="ro1">
          <table:table-cell table:style-name="ce23" table:formula="of:=[master.A8]" office:value-type="float" office:value="1">
            <text:p>1</text:p>
          </table:table-cell>
          <table:table-cell table:formula="of:=[master.G8]" office:value-type="string" office:string-value="admin">
            <text:p>admin</text:p>
          </table:table-cell>
          <table:table-cell table:formula="of:=[master.H8]" office:value-type="string" office:string-value="admin">
            <text:p>admin</text:p>
          </table:table-cell>
          <table:table-cell table:formula="of:=[$master.N8]" office:value-type="string" office:string-value="tswift@swiftconstructioncompany.net">
            <text:p>tswift@swiftconstructioncompany.net</text:p>
          </table:table-cell>
          <table:table-cell table:formula="of:=[master.E8]" office:value-type="string" office:string-value="AD">
            <text:p>AD</text:p>
          </table:table-cell>
          <table:table-cell table:formula="of:=[$master.D8]" office:value-type="string" office:string-value="User">
            <text:p>User</text:p>
          </table:table-cell>
          <table:table-cell table:formula="of:=[$master.C8]" office:value-type="string" office:string-value="Admin">
            <text:p>Admin</text:p>
          </table:table-cell>
          <table:table-cell table:style-name="ce23" table:formula="of:=[master.E8]" office:value-type="string" office:string-value="AD">
            <text:p>AD</text:p>
          </table:table-cell>
          <table:table-cell table:formula="of:=[master.B8]" office:value-type="float" office:value="2">
            <text:p>2</text:p>
          </table:table-cell>
          <table:table-cell table:formula="of:=[master.J8]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3" table:formula="of:=[master.A9]" office:value-type="float" office:value="2">
            <text:p>2</text:p>
          </table:table-cell>
          <table:table-cell table:formula="of:=[master.G9]" office:value-type="string" office:string-value="demo">
            <text:p>demo</text:p>
          </table:table-cell>
          <table:table-cell table:formula="of:=[master.H9]" office:value-type="string" office:string-value="demo">
            <text:p>demo</text:p>
          </table:table-cell>
          <table:table-cell table:formula="of:=[$master.N9]" office:value-type="string" office:string-value="tswift@swiftconstructioncompany.net">
            <text:p>tswift@swiftconstructioncompany.net</text:p>
          </table:table-cell>
          <table:table-cell table:formula="of:=[master.E9]" office:value-type="string" office:string-value="DU">
            <text:p>DU</text:p>
          </table:table-cell>
          <table:table-cell table:formula="of:=[$master.D9]" office:value-type="string" office:string-value="User">
            <text:p>User</text:p>
          </table:table-cell>
          <table:table-cell table:formula="of:=[$master.C9]" office:value-type="string" office:string-value="Demo">
            <text:p>Demo</text:p>
          </table:table-cell>
          <table:table-cell table:style-name="ce23" table:formula="of:=[master.E9]" office:value-type="string" office:string-value="DU">
            <text:p>DU</text:p>
          </table:table-cell>
          <table:table-cell table:formula="of:=[master.B9]" office:value-type="float" office:value="2">
            <text:p>2</text:p>
          </table:table-cell>
          <table:table-cell table:formula="of:=[master.J9]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3" table:formula="of:=[master.A10]" office:value-type="float" office:value="3">
            <text:p>3</text:p>
          </table:table-cell>
          <table:table-cell table:formula="of:=[master.G10]" office:value-type="string" office:string-value="bjenks">
            <text:p>bjenks</text:p>
          </table:table-cell>
          <table:table-cell table:formula="of:=[master.H10]" office:value-type="string" office:string-value="appleton">
            <text:p>appleton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[master.E10]" office:value-type="string" office:string-value="BJ">
            <text:p>BJ</text:p>
          </table:table-cell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style-name="ce23" table:formula="of:=[master.E10]" office:value-type="string" office:string-value="BJ">
            <text:p>BJ</text:p>
          </table:table-cell>
          <table:table-cell table:formula="of:=[master.B10]" office:value-type="float" office:value="2">
            <text:p>2</text:p>
          </table:table-cell>
          <table:table-cell table:formula="of:=[master.J10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3" table:formula="of:=[master.A11]" office:value-type="float" office:value="4">
            <text:p>4</text:p>
          </table:table-cell>
          <table:table-cell table:formula="of:=[master.G11]" office:value-type="string" office:string-value="bswift">
            <text:p>bswift</text:p>
          </table:table-cell>
          <table:table-cell table:formula="of:=[master.H11]" office:value-type="string" office:string-value="appleton">
            <text:p>appleton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 table:formula="of:=[master.E11]" office:value-type="string" office:string-value="BS">
            <text:p>BS</text:p>
          </table:table-cell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style-name="ce23" table:formula="of:=[master.E11]" office:value-type="string" office:string-value="BS">
            <text:p>BS</text:p>
          </table:table-cell>
          <table:table-cell table:formula="of:=[master.B11]" office:value-type="float" office:value="2">
            <text:p>2</text:p>
          </table:table-cell>
          <table:table-cell table:formula="of:=[master.J11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23" table:formula="of:=[master.A12]" office:value-type="float" office:value="5">
            <text:p>5</text:p>
          </table:table-cell>
          <table:table-cell table:formula="of:=[master.G12]" office:value-type="string" office:string-value="barmstrong">
            <text:p>barmstrong</text:p>
          </table:table-cell>
          <table:table-cell table:formula="of:=[master.H12]" office:value-type="string" office:string-value="appleton">
            <text:p>appleton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[master.E12]" office:value-type="string" office:string-value="BA">
            <text:p>BA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style-name="ce23" table:formula="of:=[master.E12]" office:value-type="string" office:string-value="BA">
            <text:p>BA</text:p>
          </table:table-cell>
          <table:table-cell table:formula="of:=[master.B12]" office:value-type="float" office:value="2">
            <text:p>2</text:p>
          </table:table-cell>
          <table:table-cell table:formula="of:=[master.J12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3" table:formula="of:=[master.A13]" office:value-type="float" office:value="6">
            <text:p>6</text:p>
          </table:table-cell>
          <table:table-cell table:formula="of:=[master.G13]" office:value-type="string" office:string-value="fmason">
            <text:p>fmason</text:p>
          </table:table-cell>
          <table:table-cell table:formula="of:=[master.H13]" office:value-type="string" office:string-value="appleton">
            <text:p>appleton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[master.E13]" office:value-type="string" office:string-value="FM">
            <text:p>FM</text:p>
          </table:table-cell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style-name="ce23" table:formula="of:=[master.E13]" office:value-type="string" office:string-value="FM">
            <text:p>FM</text:p>
          </table:table-cell>
          <table:table-cell table:formula="of:=[master.B13]" office:value-type="float" office:value="2">
            <text:p>2</text:p>
          </table:table-cell>
          <table:table-cell table:formula="of:=[master.J13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3" table:formula="of:=[master.A14]" office:value-type="float" office:value="7">
            <text:p>7</text:p>
          </table:table-cell>
          <table:table-cell table:formula="of:=[master.G14]" office:value-type="string" office:string-value="gjackson">
            <text:p>gjackson</text:p>
          </table:table-cell>
          <table:table-cell table:formula="of:=[master.H14]" office:value-type="string" office:string-value="appleton">
            <text:p>appleton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[master.E14]" office:value-type="string" office:string-value="GJ">
            <text:p>GJ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style-name="ce23" table:formula="of:=[master.E14]" office:value-type="string" office:string-value="GJ">
            <text:p>GJ</text:p>
          </table:table-cell>
          <table:table-cell table:formula="of:=[master.B14]" office:value-type="float" office:value="2">
            <text:p>2</text:p>
          </table:table-cell>
          <table:table-cell table:formula="of:=[master.J14]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23" table:formula="of:=[master.A15]" office:value-type="float" office:value="8">
            <text:p>8</text:p>
          </table:table-cell>
          <table:table-cell table:formula="of:=[master.G15]" office:value-type="string" office:string-value="hbaldwin">
            <text:p>hbaldwin</text:p>
          </table:table-cell>
          <table:table-cell table:formula="of:=[master.H15]" office:value-type="string" office:string-value="appleton">
            <text:p>appleton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[master.E15]" office:value-type="string" office:string-value="HB">
            <text:p>HB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style-name="ce23" table:formula="of:=[master.E15]" office:value-type="string" office:string-value="HB">
            <text:p>HB</text:p>
          </table:table-cell>
          <table:table-cell table:formula="of:=[master.B15]" office:value-type="float" office:value="2">
            <text:p>2</text:p>
          </table:table-cell>
          <table:table-cell table:formula="of:=[master.J15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23" table:formula="of:=[master.A16]" office:value-type="float" office:value="9">
            <text:p>9</text:p>
          </table:table-cell>
          <table:table-cell table:formula="of:=[master.G16]" office:value-type="string" office:string-value="hrandall">
            <text:p>hrandall</text:p>
          </table:table-cell>
          <table:table-cell table:formula="of:=[master.H16]" office:value-type="string" office:string-value="appleton">
            <text:p>appleton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[master.E16]" office:value-type="string" office:string-value="HR">
            <text:p>HR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style-name="ce23" table:formula="of:=[master.E16]" office:value-type="string" office:string-value="HR">
            <text:p>HR</text:p>
          </table:table-cell>
          <table:table-cell table:formula="of:=[master.B16]" office:value-type="float" office:value="2">
            <text:p>2</text:p>
          </table:table-cell>
          <table:table-cell table:formula="of:=[master.J16]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3" table:formula="of:=[master.A17]" office:value-type="float" office:value="10">
            <text:p>10</text:p>
          </table:table-cell>
          <table:table-cell table:formula="of:=[master.G17]" office:value-type="string" office:string-value="jwood">
            <text:p>jwood</text:p>
          </table:table-cell>
          <table:table-cell table:formula="of:=[master.H17]" office:value-type="string" office:string-value="appleton">
            <text:p>appleton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[master.E17]" office:value-type="string" office:string-value="JW">
            <text:p>JW</text:p>
          </table:table-cell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style-name="ce23" table:formula="of:=[master.E17]" office:value-type="string" office:string-value="JW">
            <text:p>JW</text:p>
          </table:table-cell>
          <table:table-cell table:formula="of:=[master.B17]" office:value-type="float" office:value="2">
            <text:p>2</text:p>
          </table:table-cell>
          <table:table-cell table:formula="of:=[master.J17]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style-name="ce23" table:formula="of:=[master.A18]" office:value-type="float" office:value="11">
            <text:p>11</text:p>
          </table:table-cell>
          <table:table-cell table:formula="of:=[master.G18]" office:value-type="string" office:string-value="jperiod">
            <text:p>jperiod</text:p>
          </table:table-cell>
          <table:table-cell table:formula="of:=[master.H18]" office:value-type="string" office:string-value="appleton">
            <text:p>appleton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[master.E18]" office:value-type="string" office:string-value="JP">
            <text:p>JP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style-name="ce23" table:formula="of:=[master.E18]" office:value-type="string" office:string-value="JP">
            <text:p>JP</text:p>
          </table:table-cell>
          <table:table-cell table:formula="of:=[master.B18]" office:value-type="float" office:value="2">
            <text:p>2</text:p>
          </table:table-cell>
          <table:table-cell table:formula="of:=[master.J18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23" table:formula="of:=[master.A19]" office:value-type="float" office:value="12">
            <text:p>12</text:p>
          </table:table-cell>
          <table:table-cell table:formula="of:=[master.G19]" office:value-type="string" office:string-value="jhaddon">
            <text:p>jhaddon</text:p>
          </table:table-cell>
          <table:table-cell table:formula="of:=[master.H19]" office:value-type="string" office:string-value="appleton">
            <text:p>appleton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[master.E19]" office:value-type="string" office:string-value="JH">
            <text:p>JH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style-name="ce23" table:formula="of:=[master.E19]" office:value-type="string" office:string-value="JH">
            <text:p>JH</text:p>
          </table:table-cell>
          <table:table-cell table:formula="of:=[master.B19]" office:value-type="float" office:value="2">
            <text:p>2</text:p>
          </table:table-cell>
          <table:table-cell table:formula="of:=[master.J19]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23" table:formula="of:=[master.A20]" office:value-type="float" office:value="13">
            <text:p>13</text:p>
          </table:table-cell>
          <table:table-cell table:formula="of:=[master.G20]" office:value-type="string" office:string-value="jmorse">
            <text:p>jmorse</text:p>
          </table:table-cell>
          <table:table-cell table:formula="of:=[master.H20]" office:value-type="string" office:string-value="appleton">
            <text:p>appleton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[master.E20]" office:value-type="string" office:string-value="JM">
            <text:p>JM</text:p>
          </table:table-cell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style-name="ce23" table:formula="of:=[master.E20]" office:value-type="string" office:string-value="JM">
            <text:p>JM</text:p>
          </table:table-cell>
          <table:table-cell table:formula="of:=[master.B20]" office:value-type="float" office:value="2">
            <text:p>2</text:p>
          </table:table-cell>
          <table:table-cell table:formula="of:=[master.J20]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23" table:formula="of:=[master.A21]" office:value-type="float" office:value="14">
            <text:p>14</text:p>
          </table:table-cell>
          <table:table-cell table:formula="of:=[master.G21]" office:value-type="string" office:string-value="jsharp">
            <text:p>jsharp</text:p>
          </table:table-cell>
          <table:table-cell table:formula="of:=[master.H21]" office:value-type="string" office:string-value="appleton">
            <text:p>appleton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[master.E21]" office:value-type="string" office:string-value="JS">
            <text:p>JS</text:p>
          </table:table-cell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style-name="ce23" table:formula="of:=[master.E21]" office:value-type="string" office:string-value="JS">
            <text:p>JS</text:p>
          </table:table-cell>
          <table:table-cell table:formula="of:=[master.B21]" office:value-type="float" office:value="2">
            <text:p>2</text:p>
          </table:table-cell>
          <table:table-cell table:formula="of:=[master.J21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23" table:formula="of:=[master.A22]" office:value-type="float" office:value="15">
            <text:p>15</text:p>
          </table:table-cell>
          <table:table-cell table:formula="of:=[master.G22]" office:value-type="string" office:string-value="mbaggert">
            <text:p>mbaggert</text:p>
          </table:table-cell>
          <table:table-cell table:formula="of:=[master.H22]" office:value-type="string" office:string-value="appleton">
            <text:p>appleton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[master.E22]" office:value-type="string" office:string-value="MB">
            <text:p>MB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style-name="ce23" table:formula="of:=[master.E22]" office:value-type="string" office:string-value="MB">
            <text:p>MB</text:p>
          </table:table-cell>
          <table:table-cell table:formula="of:=[master.B22]" office:value-type="float" office:value="2">
            <text:p>2</text:p>
          </table:table-cell>
          <table:table-cell table:formula="of:=[master.J22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23" table:formula="of:=[master.A23]" office:value-type="float" office:value="16">
            <text:p>16</text:p>
          </table:table-cell>
          <table:table-cell table:formula="of:=[master.G23]" office:value-type="string" office:string-value="mnestor">
            <text:p>mnestor</text:p>
          </table:table-cell>
          <table:table-cell table:formula="of:=[master.H23]" office:value-type="string" office:string-value="appleton">
            <text:p>appleton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[master.E23]" office:value-type="string" office:string-value="MN">
            <text:p>MN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style-name="ce23" table:formula="of:=[master.E23]" office:value-type="string" office:string-value="MN">
            <text:p>MN</text:p>
          </table:table-cell>
          <table:table-cell table:formula="of:=[master.B23]" office:value-type="float" office:value="2">
            <text:p>2</text:p>
          </table:table-cell>
          <table:table-cell table:formula="of:=[master.J23]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3" table:formula="of:=[master.A24]" office:value-type="float" office:value="17">
            <text:p>17</text:p>
          </table:table-cell>
          <table:table-cell table:formula="of:=[master.G24]" office:value-type="string" office:string-value="mblair">
            <text:p>mblair</text:p>
          </table:table-cell>
          <table:table-cell table:formula="of:=[master.H24]" office:value-type="string" office:string-value="appleton">
            <text:p>appleton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[master.E24]" office:value-type="string" office:string-value="MB">
            <text:p>MB</text:p>
          </table:table-cell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style-name="ce23" table:formula="of:=[master.E24]" office:value-type="string" office:string-value="MB">
            <text:p>MB</text:p>
          </table:table-cell>
          <table:table-cell table:formula="of:=[master.B24]" office:value-type="float" office:value="2">
            <text:p>2</text:p>
          </table:table-cell>
          <table:table-cell table:formula="of:=[master.J24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3" table:formula="of:=[master.A25]" office:value-type="float" office:value="18">
            <text:p>18</text:p>
          </table:table-cell>
          <table:table-cell table:formula="of:=[master.G25]" office:value-type="string" office:string-value="mdelazes">
            <text:p>mdelazes</text:p>
          </table:table-cell>
          <table:table-cell table:formula="of:=[master.H25]" office:value-type="string" office:string-value="appleton">
            <text:p>appleton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[master.E25]" office:value-type="string" office:string-value="MD">
            <text:p>MD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style-name="ce23" table:formula="of:=[master.E25]" office:value-type="string" office:string-value="MD">
            <text:p>MD</text:p>
          </table:table-cell>
          <table:table-cell table:formula="of:=[master.B25]" office:value-type="float" office:value="2">
            <text:p>2</text:p>
          </table:table-cell>
          <table:table-cell table:formula="of:=[master.J25]"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23" table:formula="of:=[master.A26]" office:value-type="float" office:value="19">
            <text:p>19</text:p>
          </table:table-cell>
          <table:table-cell table:formula="of:=[master.G26]" office:value-type="string" office:string-value="nnewton">
            <text:p>nnewton</text:p>
          </table:table-cell>
          <table:table-cell table:formula="of:=[master.H26]" office:value-type="string" office:string-value="appleton">
            <text:p>appleton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[master.E26]" office:value-type="string" office:string-value="NN">
            <text:p>NN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style-name="ce23" table:formula="of:=[master.E26]" office:value-type="string" office:string-value="NN">
            <text:p>NN</text:p>
          </table:table-cell>
          <table:table-cell table:formula="of:=[master.B26]" office:value-type="float" office:value="2">
            <text:p>2</text:p>
          </table:table-cell>
          <table:table-cell table:formula="of:=[master.J26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23" table:formula="of:=[master.A27]" office:value-type="float" office:value="20">
            <text:p>20</text:p>
          </table:table-cell>
          <table:table-cell table:formula="of:=[master.G27]" office:value-type="string" office:string-value="rsampson">
            <text:p>rsampson</text:p>
          </table:table-cell>
          <table:table-cell table:formula="of:=[master.H27]" office:value-type="string" office:string-value="appleton">
            <text:p>appleton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[master.E27]" office:value-type="string" office:string-value="RS">
            <text:p>RS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style-name="ce23" table:formula="of:=[master.E27]" office:value-type="string" office:string-value="RS">
            <text:p>RS</text:p>
          </table:table-cell>
          <table:table-cell table:formula="of:=[master.B27]" office:value-type="float" office:value="2">
            <text:p>2</text:p>
          </table:table-cell>
          <table:table-cell table:formula="of:=[master.J27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23" table:formula="of:=[master.A28]" office:value-type="float" office:value="21">
            <text:p>21</text:p>
          </table:table-cell>
          <table:table-cell table:formula="of:=[master.G28]" office:value-type="string" office:string-value="smalloy">
            <text:p>smalloy</text:p>
          </table:table-cell>
          <table:table-cell table:formula="of:=[master.H28]" office:value-type="string" office:string-value="appleton">
            <text:p>appleton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[master.E28]" office:value-type="string" office:string-value="SM">
            <text:p>SM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style-name="ce23" table:formula="of:=[master.E28]" office:value-type="string" office:string-value="SM">
            <text:p>SM</text:p>
          </table:table-cell>
          <table:table-cell table:formula="of:=[master.B28]" office:value-type="float" office:value="2">
            <text:p>2</text:p>
          </table:table-cell>
          <table:table-cell table:formula="of:=[master.J28]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23" table:formula="of:=[master.A29]" office:value-type="float" office:value="22">
            <text:p>22</text:p>
          </table:table-cell>
          <table:table-cell table:formula="of:=[master.G29]" office:value-type="string" office:string-value="tswift">
            <text:p>tswift</text:p>
          </table:table-cell>
          <table:table-cell table:formula="of:=[master.H29]" office:value-type="string" office:string-value="appleton">
            <text:p>appleton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master.E29]" office:value-type="string" office:string-value="TS">
            <text:p>TS</text:p>
          </table:table-cell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style-name="ce23" table:formula="of:=[master.E29]" office:value-type="string" office:string-value="TS">
            <text:p>TS</text:p>
          </table:table-cell>
          <table:table-cell table:formula="of:=[master.B29]" office:value-type="float" office:value="2">
            <text:p>2</text:p>
          </table:table-cell>
          <table:table-cell table:formula="of:=[master.J29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23" table:formula="of:=[master.A30]" office:value-type="float" office:value="23">
            <text:p>23</text:p>
          </table:table-cell>
          <table:table-cell table:formula="of:=[master.G30]" office:value-type="string" office:string-value="wdamon">
            <text:p>wdamon</text:p>
          </table:table-cell>
          <table:table-cell table:formula="of:=[master.H30]" office:value-type="string" office:string-value="appleton">
            <text:p>appleton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[master.E30]" office:value-type="string" office:string-value="WD">
            <text:p>W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style-name="ce23" table:formula="of:=[master.E30]" office:value-type="string" office:string-value="WD">
            <text:p>WD</text:p>
          </table:table-cell>
          <table:table-cell table:formula="of:=[master.B30]" office:value-type="float" office:value="2">
            <text:p>2</text:p>
          </table:table-cell>
          <table:table-cell table:formula="of:=[master.J30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23" table:formula="of:=[master.A31]" office:value-type="float" office:value="24">
            <text:p>24</text:p>
          </table:table-cell>
          <table:table-cell table:formula="of:=[master.G31]" office:value-type="string" office:string-value="wcrawford">
            <text:p>wcrawford</text:p>
          </table:table-cell>
          <table:table-cell table:formula="of:=[master.H31]" office:value-type="string" office:string-value="appleton">
            <text:p>appleton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[master.E31]" office:value-type="string" office:string-value="WC">
            <text:p>WC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style-name="ce23" table:formula="of:=[master.E31]" office:value-type="string" office:string-value="WC">
            <text:p>WC</text:p>
          </table:table-cell>
          <table:table-cell table:formula="of:=[master.B31]" office:value-type="float" office:value="2">
            <text:p>2</text:p>
          </table:table-cell>
          <table:table-cell table:formula="of:=[master.J31]" office:value-type="float" office:value="9">
            <text:p>9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30" table:number-columns-repeated="239"/>
          <table:table-cell table:number-columns-repeated="784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_profile" table:style-name="ta2">
        <office:forms form:automatic-focus="false" form:apply-design-mode="false"/>
        <table:table-column table:style-name="co39" table:default-cell-style-name="ce36"/>
        <table:table-column table:style-name="co40" table:default-cell-style-name="ce30"/>
        <table:table-column table:style-name="co41" table:default-cell-style-name="ce30"/>
        <table:table-column table:style-name="co42" table:default-cell-style-name="ce42"/>
        <table:table-column table:style-name="co42" table:number-columns-repeated="20" table:default-cell-style-name="ce30"/>
        <table:table-column table:style-name="co30" table:number-columns-repeated="1000" table:default-cell-style-name="ce30"/>
        <table:table-row table:style-name="ro4">
          <table:table-cell table:style-name="ce34" office:value-type="string">
            <text:p>ID</text:p>
          </table:table-cell>
          <table:table-cell table:style-name="ce38" office:value-type="string">
            <text:p>Name</text:p>
          </table:table-cell>
          <table:table-cell table:style-name="ce38" office:value-type="string">
            <text:p>Description</text:p>
          </table:table-cell>
          <table:table-cell table:style-name="ce40" office:value-type="string">
            <text:p>ID</text:p>
          </table:table-cell>
          <table:table-cell table:style-name="ce44" office:value-type="string">
            <text:p>Create User, Edit Perm Group</text:p>
          </table:table-cell>
          <table:table-cell table:style-name="ce45" office:value-type="string">
            <text:p>ECO Admin and Item Status</text:p>
          </table:table-cell>
          <table:table-cell table:style-name="ce45" office:value-type="string">
            <text:p>Create PN</text:p>
          </table:table-cell>
          <table:table-cell table:style-name="ce45" office:value-type="string">
            <text:p>Item Specs, Parts Lists, Made From, Files</text:p>
          </table:table-cell>
          <table:table-cell table:style-name="ce45" office:value-type="string">
            <text:p>Item User 6-10</text:p>
          </table:table-cell>
          <table:table-cell table:style-name="ce45" office:value-type="string">
            <text:p>Costs + <text:s/>Update Costs when making Purch List</text:p>
          </table:table-cell>
          <table:table-cell table:style-name="ce45" office:value-type="string">
            <text:p>Sources (vendor, mfr, mfr pn, line card)</text:p>
          </table:table-cell>
          <table:table-cell table:style-name="ce45" office:value-type="string">
            <text:p>Cust &amp; Jobs (View)</text:p>
          </table:table-cell>
          <table:table-cell table:style-name="ce45" office:value-type="string">
            <text:p>Cust (Edit)</text:p>
          </table:table-cell>
          <table:table-cell table:style-name="ce45" office:value-type="string">
            <text:p>Job</text:p>
          </table:table-cell>
          <table:table-cell table:style-name="ce45" office:value-type="string">
            <text:p>PO</text:p>
          </table:table-cell>
          <table:table-cell table:style-name="ce45" office:value-type="string">
            <text:p>RFQ</text:p>
          </table:table-cell>
          <table:table-cell table:style-name="ce45" office:value-type="string">
            <text:p>Overkit Entries</text:p>
          </table:table-cell>
          <table:table-cell table:style-name="ce45" office:value-type="string">
            <text:p>Min Stk Entries</text:p>
          </table:table-cell>
          <table:table-cell table:style-name="ce45" office:value-type="string">
            <text:p>Stock Qtys</text:p>
          </table:table-cell>
          <table:table-cell table:style-name="ce45" office:value-type="string">
            <text:p>Units of Measure</text:p>
          </table:table-cell>
          <table:table-cell table:style-name="ce45" office:value-type="string">
            <text:p>Print</text:p>
          </table:table-cell>
          <table:table-cell table:style-name="ce45" office:value-type="string">
            <text:p>Report Design</text:p>
          </table:table-cell>
          <table:table-cell table:style-name="ce45" office:value-type="string">
            <text:p>Import</text:p>
          </table:table-cell>
          <table:table-cell table:style-name="ce46" office:value-type="string">
            <text:p>Export</text:p>
          </table:table-cell>
          <table:table-cell table:number-columns-repeated="1000"/>
        </table:table-row>
        <table:table-row table:style-name="ro1">
          <table:table-cell table:style-name="ce35"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Create/Read/Update/Delete access to all data</text:p>
          </table:table-cell>
          <table:table-cell table:style-name="ce41" table:formula="of:=[.A2]" office:value-type="float" office:value="1">
            <text:p>1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1">
          <table:table-cell table:style-name="ce35" office:value-type="float" office:value="2">
            <text:p>2</text:p>
          </table:table-cell>
          <table:table-cell office:value-type="string">
            <text:p>Demo</text:p>
          </table:table-cell>
          <table:table-cell office:value-type="string">
            <text:p>Create/Read/Update access to all data</text:p>
          </table:table-cell>
          <table:table-cell table:style-name="ce41" table:formula="of:=[.A3]" office:value-type="float" office:value="2">
            <text:p>2</text:p>
          </table:table-cell>
          <table:table-cell table:style-name="ce31" table:number-columns-repeated="7"/>
          <table:table-cell table:style-name="ce31" office:value-type="string">
            <text:p>X</text:p>
          </table:table-cell>
          <table:table-cell table:style-name="ce31" table:number-columns-repeated="8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5">
          <table:table-cell table:style-name="ce35" office:value-type="float" office:value="3">
            <text:p>3</text:p>
          </table:table-cell>
          <table:table-cell office:value-type="string">
            <text:p>Eng</text:p>
          </table:table-cell>
          <table:table-cell office:value-type="string">
            <text:p>Specifies parts (and BOMs, including overkit qty if known at</text:p>
            <text:p>design), including sources and source costs, issuing RFQs for</text:p>
            <text:p>costs, and importing part, BOM and sources data.</text:p>
          </table:table-cell>
          <table:table-cell table:style-name="ce41" table:formula="of:=[.A4]" office:value-type="float" office:value="3">
            <text:p>3</text:p>
          </table:table-cell>
          <table:table-cell table:style-name="ce31" table:number-columns-repeated="2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table:number-columns-repeated="3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table:number-columns-repeated="2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5">
          <table:table-cell table:style-name="ce35" office:value-type="float" office:value="4">
            <text:p>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,</text:p>
            <text:p>Vendors (account info), Customers (account info), and Jobs</text:p>
            <text:p>(invoiced date, completed date)</text:p>
          </table:table-cell>
          <table:table-cell table:style-name="ce41" table:formula="of:=[.A5]" office:value-type="float" office:value="4">
            <text:p>4</text:p>
          </table:table-cell>
          <table:table-cell table:style-name="ce31" table:number-columns-repeated="6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table:number-columns-repeated="5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6">
          <table:table-cell table:style-name="ce35" office:value-type="float" office:value="5">
            <text:p>5</text:p>
          </table:table-cell>
          <table:table-cell office:value-type="string">
            <text:p>MfgBuild</text:p>
          </table:table-cell>
          <table:table-cell office:value-type="string">
            <text:p>Manages builds (control is via stock qty control), issues material,</text:p>
            <text:p>sets over-kitting and minimum stocking quantities.</text:p>
          </table:table-cell>
          <table:table-cell table:style-name="ce41" table:formula="of:=[.A6]" office:value-type="float" office:value="5">
            <text:p>5</text:p>
          </table:table-cell>
          <table:table-cell table:style-name="ce31" table:number-columns-repeated="7"/>
          <table:table-cell table:style-name="ce31" office:value-type="string">
            <text:p>X</text:p>
          </table:table-cell>
          <table:table-cell table:style-name="ce31" table:number-columns-repeated="4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6">
          <table:table-cell table:style-name="ce35" office:value-type="float" office:value="6">
            <text:p>6</text:p>
          </table:table-cell>
          <table:table-cell office:value-type="string">
            <text:p>PurchRcv</text:p>
          </table:table-cell>
          <table:table-cell office:value-type="string">
            <text:p>Issuing RFQs, entering part costs, assembly costing, issuing</text:p>
            <text:p>POs, receiving goods into stock, assigning stock locations.</text:p>
          </table:table-cell>
          <table:table-cell table:style-name="ce41" table:formula="of:=[.A7]" office:value-type="float" office:value="6">
            <text:p>6</text:p>
          </table:table-cell>
          <table:table-cell table:style-name="ce31" table:number-columns-repeated="4"/>
          <table:table-cell table:style-name="ce31" office:value-type="string">
            <text:p>X</text:p>
          </table:table-cell>
          <table:table-cell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table:number-columns-repeated="2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6">
          <table:table-cell table:style-name="ce35" office:value-type="float" office:value="7">
            <text:p>7</text:p>
          </table:table-cell>
          <table:table-cell office:value-type="string">
            <text:p>RelCtrl</text:p>
          </table:table-cell>
          <table:table-cell office:value-type="string">
            <text:p>Changes part Status to Released when part is released. Upon a change request, archives current revision</text:p>
            <text:p>BOM and changes Status to Unreleased with new rev level.</text:p>
          </table:table-cell>
          <table:table-cell table:style-name="ce41" table:formula="of:=[.A8]" office:value-type="float" office:value="7">
            <text:p>7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table:number-columns-repeated="5"/>
          <table:table-cell table:style-name="ce31" office:value-type="string">
            <text:p>X</text:p>
          </table:table-cell>
          <table:table-cell table:style-name="ce31" table:number-columns-repeated="8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7">
          <table:table-cell table:style-name="ce35" office:value-type="float" office:value="8">
            <text:p>8</text:p>
          </table:table-cell>
          <table:table-cell office:value-type="string">
            <text:p>Sales</text:p>
          </table:table-cell>
          <table:table-cell office:value-type="string">
            <text:p>Creates and maintains appropriate customer data (contact,</text:p>
            <text:p>addresses, etc.), creates and maintains appropriate job data</text:p>
            <text:p>(created data, promised date, shipped date, customer order,</text:p>
            <text:p>Etc.).</text:p>
          </table:table-cell>
          <table:table-cell table:style-name="ce41" table:formula="of:=[.A9]" office:value-type="float" office:value="8">
            <text:p>8</text:p>
          </table:table-cell>
          <table:table-cell table:style-name="ce31" table:number-columns-repeated="7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table:number-columns-repeated="6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1">
          <table:table-cell table:style-name="ce35" office:value-type="float" office:value="9">
            <text:p>9</text:p>
          </table:table-cell>
          <table:table-cell office:value-type="string">
            <text:p>View</text:p>
          </table:table-cell>
          <table:table-cell office:value-type="string">
            <text:p>Read access to all data, including exporting and creating reports.</text:p>
          </table:table-cell>
          <table:table-cell table:style-name="ce41" table:formula="of:=[.A10]" office:value-type="float" office:value="9">
            <text:p>9</text:p>
          </table:table-cell>
          <table:table-cell table:style-name="ce31" table:number-columns-repeated="7"/>
          <table:table-cell table:style-name="ce31" office:value-type="string">
            <text:p>X</text:p>
          </table:table-cell>
          <table:table-cell table:style-name="ce31" table:number-columns-repeated="8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style-name="ce37"/>
          <table:table-cell table:style-name="ce39" table:number-columns-repeated="2"/>
          <table:table-cell table:style-name="ce43"/>
          <table:table-cell table:number-columns-repeated="1020"/>
        </table:table-row>
      </table:table>
      <table:table table:name="person_status" table:style-name="ta2" table:print="false">
        <office:forms form:automatic-focus="false" form:apply-design-mode="false"/>
        <table:table-column table:style-name="co39" table:default-cell-style-name="ce30"/>
        <table:table-column table:style-name="co40" table:default-cell-style-name="ce30"/>
        <table:table-column table:style-name="co41" table:default-cell-style-name="ce30"/>
        <table:table-column table:style-name="co30" table:number-columns-repeated="1021" table:default-cell-style-name="ce30"/>
        <table:table-row table:style-name="ro1">
          <table:table-cell table:style-name="ce6" office:value-type="string">
            <text:p>ID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Description</text:p>
          </table:table-cell>
          <table:table-cell table:number-columns-repeated="1021"/>
        </table:table-row>
        <table:table-row table:style-name="ro6">
          <table:table-cell table:style-name="ce31" office:value-type="float" office:value="1">
            <text:p>1</text:p>
          </table:table-cell>
          <table:table-cell office:value-type="string">
            <text:p>Inactive</text:p>
          </table:table-cell>
          <table:table-cell table:style-name="ce47" office:value-type="string">
            <text:p>Person is not available for selection when a person must be specified.</text:p>
          </table:table-cell>
          <table:table-cell table:number-columns-repeated="1021"/>
        </table:table-row>
        <table:table-row table:style-name="ro3">
          <table:table-cell table:style-name="ce31" office:value-type="float" office:value="2">
            <text:p>2</text:p>
          </table:table-cell>
          <table:table-cell office:value-type="string">
            <text:p>Active</text:p>
          </table:table-cell>
          <table:table-cell table:style-name="ce47" office:value-type="string">
            <text:p>Person is fully available.</text:p>
          </table:table-cell>
          <table:table-cell table:number-columns-repeated="1021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docman" table:style-name="ta2">
        <office:forms form:automatic-focus="false" form:apply-design-mode="false"/>
        <table:table-column table:style-name="co43" table:default-cell-style-name="ce30"/>
        <table:table-column table:style-name="co7" table:default-cell-style-name="ce30"/>
        <table:table-column table:style-name="co44" table:default-cell-style-name="ce30"/>
        <table:table-column table:style-name="co22" table:default-cell-style-name="ce30"/>
        <table:table-column table:style-name="co12" table:default-cell-style-name="ce30"/>
        <table:table-column table:style-name="co14" table:default-cell-style-name="ce30"/>
        <table:table-column table:style-name="co10" table:default-cell-style-name="ce30"/>
        <table:table-column table:style-name="co22" table:default-cell-style-name="ce30"/>
        <table:table-column table:style-name="co13" table:default-cell-style-name="ce30"/>
        <table:table-column table:style-name="co30" table:number-columns-repeated="1015" table:default-cell-style-name="ce30"/>
        <table:table-row table:style-name="ro3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  <table:table-cell table:number-columns-repeated="1015"/>
        </table:table-row>
        <table:table-row table:style-name="ro1"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G10]" office:value-type="string" office:string-value="bjenks">
            <text:p>bjenks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G11]" office:value-type="string" office:string-value="bswift">
            <text:p>bswift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 table:formula="of:=[$master.P11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  <table:table-cell table:number-columns-repeated="1015"/>
        </table:table-row>
        <table:table-row table:style-name="ro1"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[$master.P12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G13]" office:value-type="string" office:string-value="fmason">
            <text:p>fmaso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[$master.P13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  <table:table-cell table:number-columns-repeated="1015"/>
        </table:table-row>
        <table:table-row table:style-name="ro1"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G14]" office:value-type="string" office:string-value="gjackson">
            <text:p>gjackson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[$master.P14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  <table:table-cell table:number-columns-repeated="1015"/>
        </table:table-row>
        <table:table-row table:style-name="ro1"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G15]" office:value-type="string" office:string-value="hbaldwin">
            <text:p>hbaldwin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[$master.P15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G16]" office:value-type="string" office:string-value="hrandall">
            <text:p>hrandall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[$master.P1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G17]" office:value-type="string" office:string-value="jwood">
            <text:p>jwood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[$master.P17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G18]" office:value-type="string" office:string-value="jperiod">
            <text:p>jperiod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[$master.P18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G19]" office:value-type="string" office:string-value="jhaddon">
            <text:p>jhaddon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[$master.P19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G20]" office:value-type="string" office:string-value="jmorse">
            <text:p>jmorse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[$master.P20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G21]" office:value-type="string" office:string-value="jsharp">
            <text:p>jsharp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[$master.P21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G22]" office:value-type="string" office:string-value="mbaggert">
            <text:p>mbaggert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[$master.P22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G23]" office:value-type="string" office:string-value="mnestor">
            <text:p>mnestor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[$master.P23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  <table:table-cell table:number-columns-repeated="1015"/>
        </table:table-row>
        <table:table-row table:style-name="ro1"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G24]" office:value-type="string" office:string-value="mblair">
            <text:p>mblair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[$master.P24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  <table:table-cell table:number-columns-repeated="1015"/>
        </table:table-row>
        <table:table-row table:style-name="ro1"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G25]" office:value-type="string" office:string-value="mdelazes">
            <text:p>mdelazes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[$master.P25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  <table:table-cell table:number-columns-repeated="1015"/>
        </table:table-row>
        <table:table-row table:style-name="ro1"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G26]" office:value-type="string" office:string-value="nnewton">
            <text:p>nnewton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[$master.P2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G27]" office:value-type="string" office:string-value="rsampson">
            <text:p>rsampson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[$master.P27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  <table:table-cell table:number-columns-repeated="1015"/>
        </table:table-row>
        <table:table-row table:style-name="ro1"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G28]" office:value-type="string" office:string-value="smalloy">
            <text:p>smalloy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[$master.P28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  <table:table-cell table:number-columns-repeated="1015"/>
        </table:table-row>
        <table:table-row table:style-name="ro1"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G29]" office:value-type="string" office:string-value="tswift">
            <text:p>tswift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$master.P29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  <table:table-cell table:number-columns-repeated="1015"/>
        </table:table-row>
        <table:table-row table:style-name="ro1"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G30]" office:value-type="string" office:string-value="wdamon">
            <text:p>wdamon</text:p>
          </table:table-cell>
          <table:table-cell table:formula="of:=[$master.X30]" office:value-type="string" office:string-value="1-315-123-4567">
            <text:p>1-315-123-4567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[$master.P30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  <table:table-cell table:number-columns-repeated="1015"/>
        </table:table-row>
        <table:table-row table:style-name="ro1"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G31]" office:value-type="string" office:string-value="wcrawford">
            <text:p>wcrawford</text:p>
          </table:table-cell>
          <table:table-cell table:formula="of:=[$master.X31]" office:value-type="string" office:string-value="1-315-123-4567">
            <text:p>1-315-123-4567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[$master.P31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-ldap" table:style-name="ta2" table:print="false">
        <office:forms form:automatic-focus="false" form:apply-design-mode="false"/>
        <table:table-column table:style-name="co45" table:default-cell-style-name="ce30"/>
        <table:table-column table:style-name="co9" table:default-cell-style-name="ce30"/>
        <table:table-column table:style-name="co43" table:default-cell-style-name="ce30"/>
        <table:table-column table:style-name="co11" table:default-cell-style-name="ce30"/>
        <table:table-column table:style-name="co12" table:default-cell-style-name="ce30"/>
        <table:table-column table:style-name="co46" table:default-cell-style-name="ce30"/>
        <table:table-column table:style-name="co8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30" table:number-columns-repeated="1014" table:default-cell-style-name="ce30"/>
        <table:table-row table:style-name="ro3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39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  <table:table-cell table:number-columns-repeated="1014"/>
        </table:table-row>
        <table:table-row table:style-name="ro3">
          <table:table-cell table:formula="of:=CONCATENATE([$master.C8]; &quot; &quot;;[$master.D8])" office:value-type="string" office:string-value="Admin User">
            <text:p>Admin User</text:p>
          </table:table-cell>
          <table:table-cell table:formula="of:=[$master.C8]" office:value-type="string" office:string-value="Admin">
            <text:p>Admin</text:p>
          </table:table-cell>
          <table:table-cell table:formula="of:=[$master.D8]" office:value-type="string" office:string-value="User">
            <text:p>User</text:p>
          </table:table-cell>
          <table:table-cell/>
          <table:table-cell table:formula="of:=[$master.N8]" office:value-type="string" office:string-value="tswift@swiftconstructioncompany.net">
            <text:p>tswift@swiftconstructioncompany.net</text:p>
          </table:table-cell>
          <table:table-cell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I$10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1">
          <table:table-cell table:formula="of:=CONCATENATE([$master.C9]; &quot; &quot;;[$master.D9])" office:value-type="string" office:string-value="Demo User">
            <text:p>Demo User</text:p>
          </table:table-cell>
          <table:table-cell table:formula="of:=[$master.C9]" office:value-type="string" office:string-value="Demo">
            <text:p>Demo</text:p>
          </table:table-cell>
          <table:table-cell table:formula="of:=[$master.D9]" office:value-type="string" office:string-value="User">
            <text:p>User</text:p>
          </table:table-cell>
          <table:table-cell/>
          <table:table-cell table:formula="of:=[$master.N9]" office:value-type="string" office:string-value="tswift@swiftconstructioncompany.net">
            <text:p>tswift@swiftconstructioncompany.net</text:p>
          </table:table-cell>
          <table:table-cell table:number-columns-repeated="1019"/>
        </table:table-row>
        <table:table-row table:style-name="ro3">
          <table:table-cell table:formula="of:=CONCATENATE([$master.C10]; &quot; &quot;;[$master.D10])" office:value-type="string" office:string-value="Barcoe Jenks">
            <text:p>Barcoe 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D10]" office:value-type="string" office:string-value="Jenks">
            <text:p>Jenks</text:p>
          </table:table-cell>
          <table:table-cell table:formula="of:=[$master.M10]" office:value-type="string" office:string-value="Electronics Engineer">
            <text:p>Electronics Engineer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0]" office:value-type="string" office:string-value="bjenks">
            <text:p>bjenks</text:p>
          </table:table-cell>
          <table:table-cell table:formula="of:=[master.I10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11]; &quot; &quot;;[$master.D11])" office:value-type="string" office:string-value="Barton Swift">
            <text:p>Barton 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D11]" office:value-type="string" office:string-value="Swift">
            <text:p>Swift</text:p>
          </table:table-cell>
          <table:table-cell table:formula="of:=[$master.M11]" office:value-type="string" office:string-value="President">
            <text:p>President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>
            <office:annotation draw:style-name="gr4" draw:text-style-name="P2" svg:width="1.1413in" svg:height="0.5917in" svg:x="11.7535in" svg:y="0.2315in" draw:caption-point-x="-0.2835in" draw:caption-point-y="0.5941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1]" office:value-type="string" office:string-value="bswift">
            <text:p>bswift</text:p>
          </table:table-cell>
          <table:table-cell table:formula="of:=[master.I11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12]; &quot; &quot;;[$master.D12])" office:value-type="string" office:string-value="Bub Armstrong">
            <text:p>Bub 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M12]" office:value-type="string" office:string-value="Mechanical Engineer">
            <text:p>Mechanical Engineer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CONCATENATE(&quot;cn=&quot;;[$master.R1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master.I12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13]; &quot; &quot;;[$master.D13])" office:value-type="string" office:string-value="Frank Mason">
            <text:p>Frank 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D13]" office:value-type="string" office:string-value="Mason">
            <text:p>Mason</text:p>
          </table:table-cell>
          <table:table-cell table:formula="of:=[$master.M13]" office:value-type="string" office:string-value="Engineering Project Coordinator">
            <text:p>Engineering Project Coordinator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CONCATENATE(&quot;cn=&quot;;[$master.R13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3]" office:value-type="string" office:string-value="fmason">
            <text:p>fmason</text:p>
          </table:table-cell>
          <table:table-cell table:formula="of:=[master.I13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14]; &quot; &quot;;[$master.D14])" office:value-type="string" office:string-value="Garret Jackson">
            <text:p>Garret 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M14]" office:value-type="string" office:string-value="Production Planner">
            <text:p>Production Planner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CONCATENATE(&quot;cn=&quot;;[$master.R14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4]" office:value-type="string" office:string-value="gjackson">
            <text:p>gjackson</text:p>
          </table:table-cell>
          <table:table-cell table:formula="of:=[master.I14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15]; &quot; &quot;;[$master.D15])" office:value-type="string" office:string-value="Hank Baldwin">
            <text:p>Hank 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M15]" office:value-type="string" office:string-value="Lead Hand">
            <text:p>Lead Hand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CONCATENATE(&quot;cn=&quot;;[$master.R15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5]" office:value-type="string" office:string-value="hbaldwin">
            <text:p>hbaldwin</text:p>
          </table:table-cell>
          <table:table-cell table:formula="of:=[master.I15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16]; &quot; &quot;;[$master.D16])" office:value-type="string" office:string-value="Helen Randall">
            <text:p>Helen 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M16]" office:value-type="string" office:string-value="AP Clerk">
            <text:p>AP Clerk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CONCATENATE(&quot;cn=&quot;;[$master.R16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6]" office:value-type="string" office:string-value="hrandall">
            <text:p>hrandall</text:p>
          </table:table-cell>
          <table:table-cell table:formula="of:=[master.I16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17]; &quot; &quot;;[$master.D17])" office:value-type="string" office:string-value="Jacab Wood">
            <text:p>Jacab 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D17]" office:value-type="string" office:string-value="Wood">
            <text:p>Wood</text:p>
          </table:table-cell>
          <table:table-cell table:formula="of:=[$master.M17]" office:value-type="string" office:string-value="Sales Agent">
            <text:p>Sales Agent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CONCATENATE(&quot;cn=&quot;;[$master.R17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7]" office:value-type="string" office:string-value="jwood">
            <text:p>jwood</text:p>
          </table:table-cell>
          <table:table-cell table:formula="of:=[master.I17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18]; &quot; &quot;;[$master.D18])" office:value-type="string" office:string-value="James Period">
            <text:p>James 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M18]" office:value-type="string" office:string-value="Director, Sales &amp; Marketing">
            <text:p>Director, Sales &amp; Marketing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CONCATENATE(&quot;cn=&quot;;[$master.R18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8]" office:value-type="string" office:string-value="jperiod">
            <text:p>jperiod</text:p>
          </table:table-cell>
          <table:table-cell table:formula="of:=[master.I18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19]; &quot; &quot;;[$master.D19])" office:value-type="string" office:string-value="Jennie Haddon">
            <text:p>Jennie 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M19]" office:value-type="string" office:string-value="Buyer">
            <text:p>Buyer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CONCATENATE(&quot;cn=&quot;;[$master.R19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9]" office:value-type="string" office:string-value="jhaddon">
            <text:p>jhaddon</text:p>
          </table:table-cell>
          <table:table-cell table:formula="of:=[master.I19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0]; &quot; &quot;;[$master.D20])" office:value-type="string" office:string-value="Jennie Morse">
            <text:p>Jennie 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D20]" office:value-type="string" office:string-value="Morse">
            <text:p>Morse</text:p>
          </table:table-cell>
          <table:table-cell table:formula="of:=[$master.M20]" office:value-type="string" office:string-value="AR Clerk">
            <text:p>AR Clerk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CONCATENATE(&quot;cn=&quot;;[$master.R20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0]" office:value-type="string" office:string-value="jmorse">
            <text:p>jmorse</text:p>
          </table:table-cell>
          <table:table-cell table:formula="of:=[master.I20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1]; &quot; &quot;;[$master.D21])" office:value-type="string" office:string-value="John Sharp">
            <text:p>John 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D21]" office:value-type="string" office:string-value="Sharp">
            <text:p>Sharp</text:p>
          </table:table-cell>
          <table:table-cell table:formula="of:=[$master.M21]" office:value-type="string" office:string-value="Director, Prod Mgmt">
            <text:p>Director, Prod Mgmt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1]" office:value-type="string" office:string-value="jsharp">
            <text:p>jsharp</text:p>
          </table:table-cell>
          <table:table-cell table:formula="of:=[master.I21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2]; &quot; &quot;;[$master.D22])" office:value-type="string" office:string-value="Martha Baggert">
            <text:p>Martha 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M22]" office:value-type="string" office:string-value="Director, Human Resources">
            <text:p>Director, Human Resources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CONCATENATE(&quot;cn=&quot;;[$master.R22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2]" office:value-type="string" office:string-value="mbaggert">
            <text:p>mbaggert</text:p>
          </table:table-cell>
          <table:table-cell table:formula="of:=[master.I22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3]; &quot; &quot;;[$master.D23])" office:value-type="string" office:string-value="Mary Nestor">
            <text:p>Mary 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M23]" office:value-type="string" office:string-value="Director, MIS-IT">
            <text:p>Director, MIS-IT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3]" office:value-type="string" office:string-value="mnestor">
            <text:p>mnestor</text:p>
          </table:table-cell>
          <table:table-cell table:formula="of:=[master.I23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4]; &quot; &quot;;[$master.D24])" office:value-type="string" office:string-value="Minnie Blair">
            <text:p>Minnie 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D24]" office:value-type="string" office:string-value="Blair">
            <text:p>Blair</text:p>
          </table:table-cell>
          <table:table-cell table:formula="of:=[$master.M24]" office:value-type="string" office:string-value="Software Engineer">
            <text:p>Software Engineer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CONCATENATE(&quot;cn=&quot;;[$master.R24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4]" office:value-type="string" office:string-value="mblair">
            <text:p>mblair</text:p>
          </table:table-cell>
          <table:table-cell table:formula="of:=[master.I24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5]; &quot; &quot;;[$master.D25])" office:value-type="string" office:string-value="Miquel DeLazes">
            <text:p>Miquel 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M25]" office:value-type="string" office:string-value="Director, Manufacturing">
            <text:p>Director, Manufacturing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5]" office:value-type="string" office:string-value="mdelazes">
            <text:p>mdelazes</text:p>
          </table:table-cell>
          <table:table-cell table:formula="of:=[master.I25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6]; &quot; &quot;;[$master.D26])" office:value-type="string" office:string-value="Ned Newton">
            <text:p>Ned 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M26]" office:value-type="string" office:string-value="Chief Financial Officer">
            <text:p>Chief Financial Officer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CONCATENATE(&quot;cn=&quot;;[$master.R2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6]" office:value-type="string" office:string-value="nnewton">
            <text:p>nnewton</text:p>
          </table:table-cell>
          <table:table-cell table:formula="of:=[master.I26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7]; &quot; &quot;;[$master.D27])" office:value-type="string" office:string-value="Rad Sampson">
            <text:p>Rad 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M27]" office:value-type="string" office:string-value="Director, Quality">
            <text:p>Director, Quality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7]" office:value-type="string" office:string-value="rsampson">
            <text:p>rsampson</text:p>
          </table:table-cell>
          <table:table-cell table:formula="of:=[master.I27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8]; &quot; &quot;;[$master.D28])" office:value-type="string" office:string-value="Sarah Malloy">
            <text:p>Sarah 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M28]" office:value-type="string" office:string-value="Receiver">
            <text:p>Receiver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CONCATENATE(&quot;cn=&quot;;[$master.R28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8]" office:value-type="string" office:string-value="smalloy">
            <text:p>smalloy</text:p>
          </table:table-cell>
          <table:table-cell table:formula="of:=[master.I28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29]; &quot; &quot;;[$master.D29])" office:value-type="string" office:string-value="Tom Swift">
            <text:p>Tom 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D29]" office:value-type="string" office:string-value="Swift">
            <text:p>Swift</text:p>
          </table:table-cell>
          <table:table-cell table:formula="of:=[$master.M29]" office:value-type="string" office:string-value="Director, Engineering">
            <text:p>Director, Engineering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9]" office:value-type="string" office:string-value="tswift">
            <text:p>tswift</text:p>
          </table:table-cell>
          <table:table-cell table:formula="of:=[master.I29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30]; &quot; &quot;;[$master.D30])" office:value-type="string" office:string-value="Wakefield Damon">
            <text:p>Wakefield 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M30]" office:value-type="string" office:string-value="Technical Writer">
            <text:p>Technical Writer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CONCATENATE(&quot;cn=&quot;;[$master.R30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0]" office:value-type="string" office:string-value="wdamon">
            <text:p>wdamon</text:p>
          </table:table-cell>
          <table:table-cell table:formula="of:=[master.I30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3">
          <table:table-cell table:formula="of:=CONCATENATE([$master.C31]; &quot; &quot;;[$master.D31])" office:value-type="string" office:string-value="William Crawford">
            <text:p>William 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M31]" office:value-type="string" office:string-value="Director, Legal">
            <text:p>Director, Legal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CONCATENATE(&quot;cn=&quot;;[$master.R3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1]" office:value-type="string" office:string-value="wcrawford">
            <text:p>wcrawford</text:p>
          </table:table-cell>
          <table:table-cell table:formula="of:=[master.I31]" office:value-type="string" office:string-value="{SSHA}cAvUmw90CDKPDmPlym92Ym/GGDEdgvWU">
            <text:p>{SSHA}cAvUmw90CDKPDmPlym92Ym/GGDEdgvWU</text:p>
          </table:table-cell>
          <table:table-cell table:number-columns-repeated="1014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ME" table:style-name="ta2" table:print="false">
        <office:forms form:automatic-focus="false" form:apply-design-mode="false"/>
        <table:table-column table:style-name="co30" table:number-columns-repeated="1024" table:default-cell-style-name="ce30"/>
        <table:table-row table:style-name="ro1">
          <table:table-cell office:value-type="string">
            <text:p>Edit “master” spreadsheet as needed, “master” contains all data related to user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Data related to a specific component only goes in the component spreadsheet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48" office:value-type="string">
            <text:p>Sys-fbsd (system users - FreeBSD system):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48" office:value-type="string">
            <text:p>ldap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  <table:table-cell table:number-columns-repeated="102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  <table:table-cell table:number-columns-repeated="1022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  <table:database-ranges>
        <table:database-range table:target-range-address="person_profile.A2:person_profile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date-style style:name="N1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CA">
      <number:day number:style="long"/>
      <number:text>-</number:text>
      <number:month number:textual="true"/>
    </number:date-style>
    <number:date-style style:name="N10108" number:language="en" number:country="CA">
      <number:month number:textual="true"/>
      <number:text>-</number:text>
      <number:year/>
    </number:date-style>
    <number:time-style style:name="N10109" number:language="en" number:country="CA">
      <number:hours/>
      <number:text>:</number:text>
      <number:minutes number:style="long"/>
      <number:text> </number:text>
      <number:am-pm/>
    </number:time-style>
    <number:time-style style:name="N1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CA">
      <number:hours/>
      <number:text>:</number:text>
      <number:minutes number:style="long"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4/08/2015</text:date>, <text:time>14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08T14:18:21.30</dc:date>
    <meta:editing-cycles>52</meta:editing-cycles>
    <meta:editing-duration>PT21H09M02S</meta:editing-duration>
    <meta:generator>OpenOffice.org/3.2$Win32 OpenOffice.org_project/320m12$Build-9483</meta:generator>
    <dc:creator>Dale Scott</dc:creator>
    <meta:document-statistic meta:table-count="8" meta:cell-count="1840" meta:object-count="0"/>
  </office:meta>
</office:document-meta>
</file>